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EE0000020D4BED947F.png" manifest:media-type="image/png"/>
  <manifest:file-entry manifest:full-path="Pictures/10000201000002EE0000020D275A8102.png" manifest:media-type="image/png"/>
  <manifest:file-entry manifest:full-path="Pictures/10000201000002EE0000020DFB65816F.png" manifest:media-type="image/png"/>
  <manifest:file-entry manifest:full-path="Pictures/10000201000002EE0000020D7247FDB5.png" manifest:media-type="image/png"/>
  <manifest:file-entry manifest:full-path="Pictures/10000201000002EE0000020D3C24D92B.png" manifest:media-type="image/png"/>
  <manifest:file-entry manifest:full-path="Pictures/10000201000002EE0000020D10A8A959.png" manifest:media-type="image/png"/>
  <manifest:file-entry manifest:full-path="Pictures/10000201000002EE0000020D9C6A3E84.png" manifest:media-type="image/png"/>
  <manifest:file-entry manifest:full-path="Pictures/10000201000002EE0000020DA6D3E28F.png" manifest:media-type="image/png"/>
  <manifest:file-entry manifest:full-path="Pictures/1000020100000702000001171CEE75A5.png" manifest:media-type="image/png"/>
  <manifest:file-entry manifest:full-path="Pictures/10000201000002EE0000020D18A9623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781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2.253cm" fo:min-width="25.439cm"/>
    </style:style>
    <style:style style:name="gr8" style:family="graphic" style:parent-style-name="standard">
      <style:graphic-properties draw:stroke="none" svg:stroke-color="#000000" draw:fill="none" draw:fill-color="#ffffff" draw:textarea-horizontal-align="left" draw:auto-grow-height="true" draw:auto-grow-width="true" fo:min-height="3.389cm" fo:min-width="25.41cm"/>
    </style:style>
    <style:style style:name="gr9" style:family="graphic" style:parent-style-name="standard">
      <style:graphic-properties draw:stroke="none" svg:stroke-color="#000000" draw:fill="none" draw:fill-color="#ffffff" draw:auto-grow-height="true" draw:auto-grow-width="false" fo:max-height="0cm" fo:min-height="5.651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1.975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8.173cm"/>
    </style:style>
    <style:style style:name="gr16" style:family="graphic" style:parent-style-name="standard">
      <style:graphic-properties draw:stroke="none" svg:stroke-color="#000000" draw:fill="none" draw:fill-color="#ffffff" draw:textarea-horizontal-align="left" draw:auto-grow-height="true" draw:auto-grow-width="true" fo:min-height="0.988cm" fo:min-width="1.979cm"/>
    </style:style>
    <style:style style:name="gr17" style:family="graphic" style:parent-style-name="standard">
      <style:graphic-properties svg:stroke-width="0.1cm" svg:stroke-color="#ff0000" draw:marker-start-width="0.35cm" draw:marker-end-width="0.35cm" draw:fill="none" draw:textarea-horizontal-align="justify" draw:textarea-vertical-align="middle" draw:auto-grow-height="false" fo:min-height="13.667cm" fo:min-width="26.008cm"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915cm" fo:min-width="12.842cm"/>
    </style:style>
    <style:style style:name="gr19" style:family="graphic" style:parent-style-name="standard">
      <style:graphic-properties svg:stroke-width="0.1cm" draw:marker-start-width="0.35cm" draw:marker-end-width="0.35cm" draw:fill="none" draw:textarea-horizontal-align="justify" draw:textarea-vertical-align="middle" draw:auto-grow-height="false" fo:min-height="1.917cm" fo:min-width="13.741cm" fo:padding-top="0.175cm" fo:padding-bottom="0.175cm" fo:padding-left="0.3cm" fo:padding-right="0.3cm"/>
    </style:style>
    <style:style style:name="gr20" style:family="graphic" style:parent-style-name="standard" style:list-style-name="L4">
      <style:graphic-properties draw:stroke="none" svg:stroke-color="#000000" draw:fill="none" draw:fill-color="#ffffff" draw:textarea-horizontal-align="left" draw:auto-grow-height="true" draw:auto-grow-width="true" fo:min-height="5.631cm" fo:min-width="16.409cm"/>
    </style:style>
    <style:style style:name="gr21" style:family="graphic" style:parent-style-name="standard">
      <style:graphic-properties svg:stroke-width="0.1cm" svg:stroke-color="#0047ff" draw:marker-start-width="0.35cm" draw:marker-end-width="0.35cm" draw:fill="none" draw:textarea-horizontal-align="justify" draw:textarea-vertical-align="middle" draw:auto-grow-height="false" fo:min-height="7.161cm" fo:min-width="18.658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1.258cm" fo:min-width="4.925cm"/>
    </style:style>
    <style:style style:name="gr2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textarea-horizontal-align="left" draw:auto-grow-height="true" draw:auto-grow-width="true" fo:min-height="1.127cm" fo:min-width="3.952cm"/>
    </style:style>
    <style:style style:name="gr25" style:family="graphic" style:parent-style-name="standard">
      <style:graphic-properties draw:stroke="none" svg:stroke-color="#000000" draw:fill="none" draw:fill-color="#ffffff" draw:textarea-horizontal-align="left" draw:auto-grow-height="true" draw:auto-grow-width="true" fo:min-height="1.127cm" fo:min-width="11.855cm"/>
    </style:style>
    <style:style style:name="gr26" style:family="graphic" style:parent-style-name="standard">
      <style:graphic-properties draw:stroke="none" svg:stroke-color="#000000" draw:fill="none" draw:fill-color="#ffffff" draw:textarea-horizontal-align="left" draw:auto-grow-height="true" draw:auto-grow-width="true" fo:min-height="0.988cm" fo:min-width="2.965cm"/>
    </style:style>
    <style:style style:name="gr27" style:family="graphic" style:parent-style-name="standard">
      <style:graphic-properties draw:stroke="none" svg:stroke-color="#000000" draw:fill="none" draw:fill-color="#ffffff" draw:textarea-horizontal-align="left" draw:auto-grow-height="true" draw:auto-grow-width="true" fo:min-height="1.975cm" fo:min-width="7.906cm"/>
    </style:style>
    <style:style style:name="gr28" style:family="graphic" style:parent-style-name="standard">
      <style:graphic-properties draw:stroke="none" svg:stroke-color="#000000" draw:fill="none" draw:fill-color="#ffffff" draw:textarea-horizontal-align="left" draw:auto-grow-height="true" draw:auto-grow-width="true" fo:min-height="1.975cm" fo:min-width="16.8cm"/>
    </style:style>
    <style:style style:name="gr29" style:family="graphic" style:parent-style-name="standard">
      <style:graphic-properties draw:stroke="none" svg:stroke-color="#000000" draw:fill="none" draw:fill-color="#ffffff" draw:textarea-horizontal-align="left" draw:auto-grow-height="true" draw:auto-grow-width="false" fo:min-height="2.746cm" fo:min-width="3.388cm"/>
    </style:style>
    <style:style style:name="gr30" style:family="graphic" style:parent-style-name="standard">
      <style:graphic-properties draw:stroke="none" svg:stroke-color="#000000" draw:fill="none" draw:fill-color="#ffffff" draw:textarea-horizontal-align="left" draw:auto-grow-height="true" draw:auto-grow-width="false" fo:min-height="2.462cm" fo:min-width="2.691cm"/>
    </style:style>
    <style:style style:name="gr31" style:family="graphic" style:parent-style-name="standard">
      <style:graphic-properties draw:stroke="none" svg:stroke-color="#000000" draw:fill="none" draw:fill-color="#ffffff" draw:textarea-horizontal-align="left" draw:auto-grow-height="true" draw:auto-grow-width="false" fo:min-height="1.029cm" fo:min-width="8.354cm"/>
    </style:style>
    <style:style style:name="gr32" style:family="graphic" style:parent-style-name="standard">
      <style:graphic-properties draw:stroke="none" svg:stroke-color="#000000" draw:fill="none" draw:fill-color="#ffffff" draw:textarea-horizontal-align="left" draw:auto-grow-height="true" draw:auto-grow-width="true" fo:min-height="0.632cm" fo:min-width="10.763cm"/>
    </style:style>
    <style:style style:name="gr33" style:family="graphic" style:parent-style-name="standard">
      <style:graphic-properties svg:stroke-width="0.106cm" svg:stroke-color="#ff0000" draw:marker-start-width="0.358cm" draw:marker-end-width="0.358cm" draw:fill="none" draw:fill-color="#ffffff" draw:textarea-horizontal-align="justify" draw:textarea-vertical-align="middle" draw:auto-grow-height="false" fo:min-height="5.12cm" fo:min-width="12.201cm" fo:padding-top="0.177cm" fo:padding-bottom="0.177cm" fo:padding-left="0.302cm" fo:padding-right="0.302cm"/>
    </style:style>
    <style:style style:name="gr34" style:family="graphic" style:parent-style-name="standard">
      <style:graphic-properties svg:stroke-width="0.1cm" draw:marker-start-width="0.35cm" draw:marker-end-width="0.35cm" draw:fill="none" draw:textarea-horizontal-align="justify" draw:textarea-vertical-align="middle" draw:auto-grow-height="false" fo:min-height="2.017cm" fo:min-width="13.841cm" fo:padding-top="0.175cm" fo:padding-bottom="0.175cm" fo:padding-left="0.3cm" fo:padding-right="0.3cm"/>
    </style:style>
    <style:style style:name="gr35" style:family="graphic" style:parent-style-name="standard">
      <style:graphic-properties draw:textarea-horizontal-align="justify" draw:textarea-vertical-align="middle" draw:auto-grow-height="false" fo:min-height="0.571cm" fo:min-width="0.412cm"/>
    </style:style>
    <style:style style:name="gr36" style:family="graphic" style:parent-style-name="standard">
      <style:graphic-properties draw:fill="solid" draw:fill-color="#ff3333" draw:textarea-horizontal-align="justify" draw:textarea-vertical-align="middle" draw:auto-grow-height="false" fo:min-height="0.571cm" fo:min-width="0.412cm"/>
    </style:style>
    <style:style style:name="gr37" style:family="graphic" style:parent-style-name="standard">
      <style:graphic-properties draw:fill="solid" draw:fill-color="#729fcf" draw:textarea-horizontal-align="justify" draw:textarea-vertical-align="middle" draw:auto-grow-height="false" fo:min-height="0.571cm" fo:min-width="0.412cm"/>
    </style:style>
    <style:style style:name="gr38" style:family="graphic" style:parent-style-name="standard">
      <style:graphic-properties draw:fill="solid" draw:fill-color="#00ff00" draw:textarea-horizontal-align="justify" draw:textarea-vertical-align="middle" draw:auto-grow-height="false" fo:min-height="0.571cm" fo:min-width="0.412cm"/>
    </style:style>
    <style:style style:name="gr39" style:family="graphic" style:parent-style-name="standard">
      <style:graphic-properties draw:stroke="none" svg:stroke-color="#000000" draw:fill="none" draw:fill-color="#ffffff" draw:textarea-horizontal-align="left" draw:auto-grow-height="true" draw:auto-grow-width="true" fo:min-height="0.784cm" fo:min-width="0.353cm"/>
    </style:style>
    <style:style style:name="gr40" style:family="graphic" style:parent-style-name="standard">
      <style:graphic-properties draw:stroke="none" svg:stroke-color="#000000" draw:fill="none" draw:fill-color="#ffffff" draw:textarea-horizontal-align="left" draw:auto-grow-height="true" draw:auto-grow-width="true" fo:min-height="0.704cm" fo:min-width="0.353cm"/>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0.709cm"/>
    </style:style>
    <style:style style:name="gr42" style:family="graphic" style:parent-style-name="standard">
      <style:graphic-properties draw:stroke="none" svg:stroke-color="#000000" draw:fill="none" draw:fill-color="#ffffff" draw:textarea-horizontal-align="left" draw:auto-grow-height="true" draw:auto-grow-width="true" fo:min-height="1.829cm" fo:min-width="9.171cm"/>
    </style:style>
    <style:style style:name="gr43" style:family="graphic" style:parent-style-name="standard">
      <style:graphic-properties draw:stroke="none" svg:stroke-color="#000000" draw:fill="none" draw:fill-color="#ffffff" draw:textarea-horizontal-align="left" draw:auto-grow-height="true" draw:auto-grow-width="true" fo:min-height="0.704cm" fo:min-width="0.531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3.368cm"/>
    </style:style>
    <style:style style:name="gr45"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4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49" style:family="graphic" style:parent-style-name="standard">
      <style:graphic-properties draw:stroke="none" svg:stroke-color="#000000" draw:fill="none" draw:fill-color="#ffffff" draw:textarea-horizontal-align="left" draw:auto-grow-height="true" draw:auto-grow-width="false" fo:min-height="1.13cm" fo:min-width="1.986cm"/>
    </style:style>
    <style:style style:name="gr5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1" style:family="graphic" style:parent-style-name="standard">
      <style:graphic-properties draw:stroke="none" svg:stroke-color="#000000" draw:fill="none" draw:fill-color="#ffffff" draw:textarea-horizontal-align="left" draw:auto-grow-height="true" draw:auto-grow-width="true" fo:min-height="0.704cm" fo:min-width="5.649cm"/>
    </style:style>
    <style:style style:name="gr52" style:family="graphic" style:parent-style-name="standard">
      <style:graphic-properties draw:stroke="none" svg:stroke-color="#000000" draw:fill="none" draw:fill-color="#ffffff" draw:textarea-horizontal-align="left" draw:auto-grow-height="true" draw:auto-grow-width="false" fo:min-height="3.949cm" fo:min-width="0cm"/>
    </style:style>
    <style:style style:name="gr53" style:family="graphic" style:parent-style-name="Object_20_with_20_no_20_fill_20_and_20_no_20_line">
      <style:graphic-properties draw:textarea-vertical-align="middle" draw:ole-draw-aspect="1" style:protect="size"/>
    </style:style>
    <style:style style:name="gr54" style:family="graphic" style:parent-style-name="standard">
      <style:graphic-properties draw:stroke="none" svg:stroke-color="#000000" draw:fill="none" draw:fill-color="#ffffff" draw:textarea-horizontal-align="left" draw:auto-grow-height="true" draw:auto-grow-width="true" fo:min-height="0.92cm" fo:min-width="11.004cm"/>
    </style:style>
    <style:style style:name="gr55" style:family="graphic" style:parent-style-name="standard">
      <style:graphic-properties draw:textarea-horizontal-align="justify" draw:textarea-vertical-align="middle" draw:auto-grow-height="false"/>
    </style:style>
    <style:style style:name="gr56" style:family="graphic" style:parent-style-name="standard">
      <style:graphic-properties draw:stroke="none" svg:stroke-color="#000000" draw:fill="none" draw:fill-color="#ffffff" draw:auto-grow-height="true" draw:auto-grow-width="false" fo:max-height="0cm" fo:min-height="8.227cm"/>
    </style:style>
    <style:style style:name="gr57" style:family="graphic" style:parent-style-name="standard">
      <style:graphic-properties draw:stroke="none" svg:stroke-color="#000000" draw:fill="none" draw:fill-color="#ffffff" draw:textarea-horizontal-align="left" draw:auto-grow-height="true" draw:auto-grow-width="true" fo:min-height="1.975cm" fo:min-width="22.727cm"/>
    </style:style>
    <style:style style:name="gr58" style:family="graphic" style:parent-style-name="standard">
      <style:graphic-properties draw:stroke="none" svg:stroke-color="#000000" draw:fill="none" draw:fill-color="#ffffff" draw:textarea-horizontal-align="left" draw:auto-grow-height="true" draw:auto-grow-width="true" fo:min-height="0.848cm" fo:min-width="16.516cm"/>
    </style:style>
    <style:style style:name="gr5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3.194cm"/>
    </style:style>
    <style:style style:name="gr61" style:family="graphic" style:parent-style-name="standard">
      <style:graphic-properties draw:stroke="none" svg:stroke-color="#000000" draw:fill="none" draw:fill-color="#ffffff" draw:auto-grow-height="true" draw:auto-grow-width="false" fo:max-height="0cm" fo:min-height="1.551cm"/>
    </style:style>
    <style:style style:name="gr62" style:family="graphic" style:parent-style-name="standard">
      <style:graphic-properties draw:stroke="none" svg:stroke-color="#000000" draw:fill="none" draw:fill-color="#ffffff" draw:textarea-horizontal-align="left" draw:auto-grow-height="true" draw:auto-grow-width="true" fo:min-height="0.848cm" fo:min-width="6.779cm"/>
    </style:style>
    <style:style style:name="gr63" style:family="graphic" style:parent-style-name="standard">
      <style:graphic-properties draw:stroke="none" svg:stroke-color="#000000" draw:fill="none" draw:fill-color="#ffffff" draw:auto-grow-height="true" draw:auto-grow-width="false" fo:max-height="0cm" fo:min-height="2.326cm"/>
    </style:style>
    <style:style style:name="gr64" style:family="graphic" style:parent-style-name="standard">
      <style:graphic-properties draw:stroke="none" svg:stroke-color="#000000" draw:fill="none" draw:fill-color="#ffffff" draw:textarea-horizontal-align="left" draw:auto-grow-height="true" draw:auto-grow-width="true" fo:min-height="0.848cm" fo:min-width="7.203cm"/>
    </style:style>
    <style:style style:name="gr65" style:family="graphic" style:parent-style-name="standard">
      <style:graphic-properties draw:stroke="none" svg:stroke-color="#000000" draw:fill="none" draw:fill-color="#ffffff" draw:auto-grow-height="true" draw:auto-grow-width="false" fo:max-height="0cm" fo:min-height="3.876cm"/>
    </style:style>
    <style:style style:name="gr66" style:family="graphic" style:parent-style-name="standard">
      <style:graphic-properties draw:fill="solid" draw:fill-color="#314004" draw:textarea-vertical-align="middle" draw:auto-grow-height="false" fo:min-height="0.749cm" fo:min-width="0.499cm"/>
    </style:style>
    <style:style style:name="gr67" style:family="graphic" style:parent-style-name="standard" style:list-style-name="L2">
      <style:graphic-properties draw:stroke="none" draw:fill="none" fo:min-height="6.18cm"/>
    </style:style>
    <style:style style:name="gr68" style:family="graphic" style:parent-style-name="standard">
      <style:graphic-properties draw:fill="solid" draw:fill-color="#c5000b" draw:textarea-horizontal-align="justify" draw:textarea-vertical-align="middle" draw:auto-grow-height="false"/>
    </style:style>
    <style:style style:name="gr69" style:family="graphic" style:parent-style-name="standard">
      <style:graphic-properties draw:fill="solid" draw:fill-color="#729fcf" draw:textarea-horizontal-align="justify" draw:textarea-vertical-align="middle" draw:auto-grow-height="false"/>
    </style:style>
    <style:style style:name="gr7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draw:stroke="none" svg:stroke-color="#000000" draw:fill="none" draw:fill-color="#ffffff" draw:auto-grow-height="true" draw:auto-grow-width="false" fo:max-height="0cm" fo:min-height="1.771cm"/>
    </style:style>
    <style:style style:name="gr72" style:family="graphic" style:parent-style-name="standard">
      <style:graphic-properties draw:stroke="none" svg:stroke-color="#000000" draw:fill="none" draw:fill-color="#ffffff" draw:auto-grow-height="true" draw:auto-grow-width="false" fo:max-height="0cm" fo:min-height="0.636cm"/>
    </style:style>
    <style:style style:name="gr73" style:family="graphic" style:parent-style-name="standard">
      <style:graphic-properties draw:stroke="none" svg:stroke-color="#000000" draw:fill="none" draw:fill-color="#ffffff" draw:textarea-horizontal-align="left" draw:auto-grow-height="true" draw:auto-grow-width="true" fo:min-height="1.975cm" fo:min-width="13.832cm"/>
    </style:style>
    <style:style style:name="gr74" style:family="graphic" style:parent-style-name="objectwithoutfill">
      <style:graphic-properties svg:stroke-color="#800000" draw:fill="none" draw:textarea-vertical-align="middle"/>
    </style:style>
    <style:style style:name="gr75" style:family="graphic" style:parent-style-name="objectwithoutfill">
      <style:graphic-properties svg:stroke-color="#0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style:font-name="IPAゴシック" style:font-name-asian="IPAゴシック"/>
    </style:style>
    <style:style style:name="P2" style:family="paragraph">
      <style:paragraph-properties fo:text-align="center"/>
    </style:style>
    <style:style style:name="P3" style:family="paragraph">
      <style:text-properties style:font-name="IPAゴシック" fo:font-size="32pt" style:font-name-asian="IPAゴシック" style:font-size-asian="32pt" style:font-size-complex="32pt"/>
    </style:style>
    <style:style style:name="P4" style:family="paragraph">
      <style:text-properties style:font-size-asian="28.1000003814697pt"/>
    </style:style>
    <style:style style:name="P5" style:family="paragraph">
      <style:text-properties style:font-name="IPAGothic" fo:font-size="32pt" style:font-name-asian="IPAGothic" style:font-size-asian="32pt" style:font-size-complex="32pt"/>
    </style:style>
    <style:style style:name="P6" style:family="paragraph">
      <style:paragraph-properties fo:text-align="center"/>
      <style:text-properties style:font-name="IPAゴシック" fo:font-size="24pt" style:font-size-asian="24pt" style:font-size-complex="24pt"/>
    </style:style>
    <style:style style:name="P7" style:family="paragraph">
      <style:paragraph-properties fo:text-align="center"/>
      <style:text-properties style:font-name="IPAゴシック" fo:font-size="32pt" style:font-name-asian="IPAゴシック" style:font-size-asian="32pt" style:font-size-complex="32pt"/>
    </style:style>
    <style:style style:name="P8" style:family="paragraph">
      <style:paragraph-properties fo:text-align="center"/>
      <style:text-properties style:font-name="IPAゴシック" fo:font-size="24pt" style:font-name-asian="IPAゴシック" style:font-size-asian="24pt" style:font-size-complex="24pt"/>
    </style:style>
    <style:style style:name="P9" style:family="paragraph">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P10" style:family="paragraph">
      <style:text-properties style:font-name="IPAゴシック" fo:font-size="24pt" style:font-name-asian="IPAゴシック" style:font-size-asian="24pt" style:font-size-complex="24pt"/>
    </style:style>
    <style:style style:name="P11" style:family="paragraph">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2" style:family="paragraph">
      <style:paragraph-properties fo:text-align="center"/>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3" style:family="paragraph">
      <style:text-properties fo:font-size="28.1000003814697pt" style:font-size-asian="28.1000003814697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style:font-name="IPAGothic" style:font-name-asian="IPAGothic"/>
    </style:style>
    <style:style style:name="P16" style:family="paragraph">
      <style:text-properties fo:font-size="28.1000003814697pt"/>
    </style:style>
    <style:style style:name="P17" style:family="paragraph">
      <style:text-properties style:font-name="IPAGothic" fo:font-size="28pt" style:font-name-asian="IPAGothic" style:font-size-asian="28pt" style:font-size-complex="28pt"/>
    </style:style>
    <style:style style:name="P18" style:family="paragraph">
      <style:text-properties style:font-name="IPAGothic" fo:font-size="26pt" style:font-name-asian="IPAGothic" style:font-size-asian="26pt" style:font-size-complex="26pt"/>
    </style:style>
    <style:style style:name="P19" style:family="paragraph">
      <style:text-properties fo:font-size="32pt" style:font-size-asian="32pt" style:font-size-complex="32pt"/>
    </style:style>
    <style:style style:name="P20" style:family="paragraph">
      <style:text-properties fo:font-size="22pt" style:font-size-asian="22pt" style:font-size-complex="22pt"/>
    </style:style>
    <style:style style:name="P21" style:family="paragraph">
      <style:text-properties style:font-name="IPAGothic" fo:font-size="22pt" style:font-name-asian="IPAGothic" style:font-size-asian="22pt" style:font-size-complex="22pt"/>
    </style:style>
    <style:style style:name="P22" style:family="paragraph">
      <style:text-properties fo:font-size="20pt" style:font-size-asian="20pt" style:font-size-complex="20pt"/>
    </style:style>
    <style:style style:name="P23" style:family="paragraph">
      <style:text-properties fo:font-size="24pt" style:font-size-asian="24pt" style:font-size-complex="24pt"/>
    </style:style>
    <style:style style:name="P24" style:family="paragraph">
      <style:text-properties style:font-name="IPAGothic" fo:font-size="20pt" style:font-name-asian="IPAGothic" style:font-size-asian="20pt" style:font-size-complex="20pt"/>
    </style:style>
    <style:style style:name="P25" style:family="paragraph">
      <style:paragraph-properties fo:line-height="100%"/>
    </style:style>
    <style:style style:name="P26" style:family="paragraph">
      <style:text-properties style:font-name="IPAゴシック" fo:font-size="28pt" style:font-name-asian="IPAゴシック" style:font-size-asian="28pt" style:font-size-complex="28pt"/>
    </style:style>
    <style:style style:name="P27" style:family="paragraph">
      <style:paragraph-properties fo:text-align="center"/>
      <style:text-properties style:font-name="IPAゴシック" style:font-name-asian="IPAゴシック"/>
    </style:style>
    <style:style style:name="P28" style:family="paragraph">
      <style:paragraph-properties fo:text-align="center"/>
      <style:text-properties style:font-name="IPAゴシック" fo:font-size="26pt" style:font-name-asian="IPAゴシック" style:font-size-asian="26pt" style:font-size-complex="26pt"/>
    </style:style>
    <style:style style:name="P29" style:family="paragraph">
      <style:text-properties fo:font-size="26pt" style:font-size-asian="26pt" style:font-size-complex="26pt"/>
    </style:style>
    <style:style style:name="P30" style:family="paragraph">
      <style:text-properties fo:color="#ff0000" style:text-line-through-style="none" style:text-line-through-type="none" style:font-name="IPAゴシック" fo:font-size="24pt" fo:text-shadow="none" fo:font-weight="normal" style:font-name-asian="IPAゴシック" style:font-size-asian="24pt" style:font-weight-asian="normal" style:font-size-complex="24pt" style:font-weight-complex="normal"/>
    </style:style>
    <style:style style:name="P31" style:family="paragraph">
      <style:paragraph-properties fo:text-align="center"/>
      <style:text-properties fo:color="#ff3333" fo:font-size="28pt" style:font-size-asian="28pt" style:font-size-complex="28pt"/>
    </style:style>
    <style:style style:name="P32" style:family="paragraph">
      <style:text-properties style:font-name="IPAGothic" fo:font-size="24pt" style:font-name-asian="IPAGothic" style:font-size-asian="24pt" style:font-size-complex="24pt"/>
    </style:style>
    <style:style style:name="P33" style:family="paragraph">
      <style:text-properties fo:font-size="40pt" style:font-size-asian="40pt" style:font-size-complex="40pt"/>
    </style:style>
    <style:style style:name="T1" style:family="text">
      <style:text-properties style:font-name="IPAゴシック" style:font-name-asian="IPAゴシック"/>
    </style:style>
    <style:style style:name="T2" style:family="text">
      <style:text-properties style:font-name="IPAゴシック" fo:font-size="44pt" style:font-name-asian="IPAゴシック" style:font-size-asian="44pt" style:font-size-complex="44pt"/>
    </style:style>
    <style:style style:name="T3" style:family="text">
      <style:text-properties style:font-name="IPAゴシック" fo:font-size="24pt" style:font-name-asian="IPAゴシック" style:font-size-asian="24pt" style:font-size-complex="24pt"/>
    </style:style>
    <style:style style:name="T4" style:family="text">
      <style:text-properties style:font-name="IPAゴシック" fo:font-size="32pt" style:font-name-asian="IPAゴシック" style:font-size-asian="32pt" style:font-size-complex="32pt"/>
    </style:style>
    <style:style style:name="T5" style:family="text">
      <style:text-properties style:font-name="IPAGothic" fo:font-size="32pt" style:font-name-asian="IPAGothic" style:font-size-asian="32pt" style:font-size-complex="32pt"/>
    </style:style>
    <style:style style:name="T6" style:family="text">
      <style:text-properties style:font-name="IPAゴシック" fo:font-size="24pt" style:font-size-asian="24pt" style:font-size-complex="24pt"/>
    </style:style>
    <style:style style:name="T7" style:family="text">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T8" style:family="text">
      <style:text-properties fo:color="#ff3333" style:font-name="IPAゴシック" fo:font-size="24pt" style:font-name-asian="IPAゴシック" style:font-size-asian="24pt" style:font-size-complex="24pt"/>
    </style:style>
    <style:style style:name="T9" style:family="text">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T10" style:family="text">
      <style:text-properties fo:color="#ff3333" style:font-name="IPAゴシック" fo:font-size="24pt" fo:text-shadow="none" fo:font-weight="normal" style:font-name-asian="IPAゴシック" style:font-size-asian="24pt" style:font-weight-asian="normal" style:font-name-complex="IPAゴシック" style:font-size-complex="24pt" style:font-weight-complex="normal"/>
    </style:style>
    <style:style style:name="T11" style:family="text">
      <style:text-properties fo:color="#000000" style:font-name="IPAゴシック" fo:font-size="24pt" style:font-name-asian="IPAゴシック" style:font-size-asian="24pt" style:font-name-complex="IPAゴシック" style:font-size-complex="24pt"/>
    </style:style>
    <style:style style:name="T12" style:family="text">
      <style:text-properties style:font-name="IPAGothic" style:font-name-asian="IPAGothic"/>
    </style:style>
    <style:style style:name="T13" style:family="text">
      <style:text-properties style:font-name="IPAGothic" fo:font-size="24pt" style:font-name-asian="IPAGothic" style:font-size-asian="24pt" style:font-size-complex="24pt"/>
    </style:style>
    <style:style style:name="T14" style:family="text">
      <style:text-properties fo:font-size="6pt" style:font-size-asian="6pt" style:font-size-complex="6pt"/>
    </style:style>
    <style:style style:name="T15" style:family="text">
      <style:text-properties style:font-name="IPAGothic" fo:font-size="28pt" style:font-name-asian="IPAGothic" style:font-size-asian="28pt" style:font-size-complex="28pt"/>
    </style:style>
    <style:style style:name="T16" style:family="text">
      <style:text-properties style:font-name="IPAGothic" fo:font-size="26pt" style:font-name-asian="IPAGothic" style:font-size-asian="26pt" style:font-size-complex="26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style:style style:name="T19" style:family="text">
      <style:text-properties style:font-name="IPAGothic" fo:font-size="22pt" style:font-name-asian="IPAGothic" style:font-size-asian="22pt" style:font-size-complex="22pt"/>
    </style:style>
    <style:style style:name="T20" style:family="text">
      <style:text-properties fo:font-size="20pt" style:font-size-asian="20pt" style:font-size-complex="20pt"/>
    </style:style>
    <style:style style:name="T21" style:family="text">
      <style:text-properties fo:font-size="24pt" style:font-size-asian="24pt" style:font-size-complex="24pt"/>
    </style:style>
    <style:style style:name="T22" style:family="text">
      <style:text-properties style:font-name="IPAGothic" fo:font-size="20pt" style:font-name-asian="IPAGothic" style:font-size-asian="20pt" style:font-size-complex="20pt"/>
    </style:style>
    <style:style style:name="T23" style:family="text">
      <style:text-properties style:font-name="IPAGothic" fo:font-size="25pt" style:font-name-asian="IPAGothic" style:font-size-asian="25pt" style:font-size-complex="25pt"/>
    </style:style>
    <style:style style:name="T24" style:family="text">
      <style:text-properties fo:color="#000000" style:text-outline="false" style:text-line-through-style="none" style:text-line-through-type="none" style:font-name="IPAゴシック" fo:font-size="28pt" fo:font-style="normal" fo:text-shadow="none" style:text-underline-style="none" fo:font-weight="normal" style:letter-kerning="true" style:font-name-asian="IPAゴシック" style:font-size-asian="28pt" style:font-style-asian="normal" style:font-weight-asian="normal" style:font-name-complex="Times-Roman1" style:font-size-complex="2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IPAゴシック" fo:font-size="30pt" fo:font-style="normal" fo:text-shadow="none" style:text-underline-style="none" fo:font-weight="normal" style:letter-kerning="true" style:font-name-asian="IPAゴシック" style:font-size-asian="30pt" style:font-style-asian="normal" style:font-weight-asian="normal" style:font-name-complex="Times-Roman1" style:font-size-complex="30pt" style:font-style-complex="normal" style:font-weight-complex="normal" style:text-emphasize="none" style:font-relief="none" style:text-overline-style="none" style:text-overline-color="font-color"/>
    </style:style>
    <style:style style:name="T26" style:family="text">
      <style:text-properties style:font-name="IPAゴシック" fo:font-size="26pt" style:font-name-asian="IPAゴシック" style:font-size-asian="26pt" style:font-size-complex="26pt"/>
    </style:style>
    <style:style style:name="T27" style:family="text">
      <style:text-properties fo:color="#000000" style:font-name="IPAゴシック" fo:font-size="26pt" style:font-name-asian="IPAゴシック" style:font-size-asian="26pt" style:font-name-complex="IPAゴシック" style:font-size-complex="26pt"/>
    </style:style>
    <style:style style:name="T28" style:family="text">
      <style:text-properties style:font-name="IPAGothic" fo:font-size="6pt" style:font-name-asian="IPAGothic" style:font-size-asian="6pt" style:font-size-complex="6pt"/>
    </style:style>
    <style:style style:name="T29" style:family="text">
      <style:text-properties fo:font-size="26pt" style:font-size-asian="26pt" style:font-size-complex="26pt"/>
    </style:style>
    <style:style style:name="T30" style:family="text">
      <style:text-properties fo:color="#ff3333" style:font-name="IPAGothic" fo:font-size="24pt" style:font-name-asian="IPAGothic" style:font-size-asian="24pt" style:font-size-complex="24pt"/>
    </style:style>
    <style:style style:name="T31" style:family="text">
      <style:text-properties fo:color="#ff0000" style:font-name="IPAゴシック" fo:font-size="24pt" fo:text-shadow="none" fo:font-weight="normal" style:font-name-asian="IPAゴシック" style:font-size-asian="24pt" style:font-weight-asian="normal" style:font-size-complex="24pt" style:font-weight-complex="normal"/>
    </style:style>
    <style:style style:name="T32" style:family="text">
      <style:text-properties fo:color="#ff3333" fo:font-size="28pt" style:font-size-asian="28pt" style:font-size-complex="28pt"/>
    </style:style>
    <style:style style:name="T33" style:family="text">
      <style:text-properties style:use-window-font-color="true" fo:font-size="28pt" style:font-size-asian="28pt" style:font-size-complex="28pt"/>
    </style:style>
    <style:style style:name="T34"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Lohit Hindi2" style:font-size-complex="3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IPAゴシック" fo:font-size="32pt" fo:font-style="normal" fo:text-shadow="none" style:text-underline-style="none" fo:font-weight="normal" style:letter-kerning="true" style:font-name-asian="IPA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7" style:family="text">
      <style:text-properties style:font-name="ヒラギノ明朝 ProN W3" fo:font-size="22pt" style:font-name-asian="ヒラギノ明朝 ProN W3" style:font-size-asian="22pt" style:font-name-complex="ヒラギノ明朝 ProN W3" style:font-size-complex="22pt"/>
    </style:style>
    <style:style style:name="T38" style:family="text">
      <style:text-properties style:font-name="Arial" fo:font-size="22pt" style:font-name-asian="Arial" style:font-size-asian="22pt" style:font-name-complex="Arial" style:font-size-complex="22pt"/>
    </style:style>
    <style:style style:name="T39" style:family="text">
      <style:text-properties style:use-window-font-color="true" style:text-outline="false" style:text-line-through-style="none" style:text-line-through-type="none" style:font-name="ヒラギノ明朝 ProN W3" fo:font-size="22pt" fo:font-style="normal" fo:text-shadow="none" style:text-underline-style="none" fo:font-weight="normal" style:letter-kerning="true" style:font-name-asian="ヒラギノ明朝 ProN W3" style:font-size-asian="22pt" style:font-style-asian="normal" style:font-weight-asian="normal" style:font-name-complex="ヒラギノ明朝 ProN W3" style:font-size-complex="2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text-line-through-type="none" style:font-name="Droid Sans Fallback" fo:font-size="34.7000007629395pt" fo:font-style="normal" fo:text-shadow="none" style:text-underline-style="none" fo:font-weight="normal" style:letter-kerning="true" style:font-name-asian="Droid Sans Fallback"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Droid Sans Fallback" fo:font-size="28pt" fo:font-style="normal" fo:text-shadow="none" style:text-underline-style="none" fo:font-weight="normal" style:letter-kerning="true" style:font-name-asian="Droid Sans Fallback"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42" style:family="text">
      <style:text-properties fo:color="#ff420e"/>
    </style:style>
    <style:style style:name="T43" style:family="text">
      <style:text-properties fo:color="#ffffff" style:text-outline="false" style:text-line-through-style="none" style:text-line-through-type="none" style:font-name="Droid Sans Fallback" fo:font-size="40pt" fo:font-style="normal" fo:text-shadow="none" style:text-underline-style="none" fo:font-weight="normal" style:letter-kerning="true" style:font-name-asian="Droid Sans Fallback" style:font-size-asian="40pt" style:font-style-asian="normal" style:font-weight-asian="normal" style:font-name-complex="Droid Sans Fallback" style:font-size-complex="40pt" style:font-style-complex="normal" style:font-weight-complex="normal" style:text-emphasize="none" style:font-relief="none" style:text-overline-style="none" style:text-overline-color="font-color"/>
    </style:style>
    <style:style style:name="T44" style:family="text">
      <style:text-properties style:font-name="Droid Sans Fallback" style:font-name-asian="Droid Sans Fallback" style:font-name-complex="Droid Sans Fallback"/>
    </style:style>
    <style:style style:name="T45" style:family="text">
      <style:text-properties style:font-name="Liberation Sans1" fo:font-size="34.5pt" style:font-name-asian="Liberation Sans1" style:font-size-asian="34.5pt" style:font-name-complex="Liberation Sans1" style:font-size-complex="34.5pt"/>
    </style:style>
    <style:style style:name="T46" style:family="text">
      <style:text-properties style:font-name="IPAGothic" fo:font-size="32pt" style:font-name-asian="IPAGothic" style:font-size-asian="32pt" style:font-name-complex="Droid Sans Fallback" style:font-size-complex="32pt"/>
    </style:style>
    <style:style style:name="T47" style:family="text">
      <style:text-properties style:font-name="IPAGothic" fo:font-size="32pt" style:font-name-asian="IPAGothic" style:font-size-asian="32pt" style:font-name-complex="Liberation Sans1" style:font-size-complex="32pt"/>
    </style:style>
    <style:style style:name="T48" style:family="text">
      <style:text-properties style:use-window-font-color="true" style:text-outline="false" style:text-line-through-style="none" style:text-line-through-type="none" style:font-name="IPAGothic" fo:font-size="32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style:font-name="IPAGothic" fo:font-size="28pt" fo:font-style="normal" fo:text-shadow="none" style:text-underline-style="none" fo:font-weight="normal" style:letter-kerning="true" style:font-name-asian="IPAGothic"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50" style:family="text">
      <style:text-properties fo:color="#ffffff" style:text-outline="false" style:text-line-through-style="none" style:text-line-through-type="none" style:font-name="Droid Sans Fallback" fo:font-size="47.5999984741211pt" fo:font-style="normal" fo:text-shadow="none" style:text-underline-style="none" fo:font-weight="normal" style:letter-kerning="true" style:font-name-asian="Droid Sans Fallback" style:font-size-asian="44pt" style:font-style-asian="normal" style:font-weight-asian="normal" style:font-name-complex="Droid Sans Fallback"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播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8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9.824cm" svg:y="9.4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9.6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1.929cm" svg:y="12.3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9.349cm" svg:y="13.6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2.761cm" svg:y="7.1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draw:layer="layout" svg:width="1.2cm" svg:height="1.2cm" svg:x="3.7cm" svg:y="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7.3cm" svg:y="1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9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9.396cm" svg:y="15.9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1.2cm" svg:height="1.2cm" svg:x="4.5cm" svg:y="1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13.339cm" svg:y="14.0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4.6cm" svg:y1="12.1cm" svg:x2="5.1cm" svg:y2="15.1cm" draw:end-shape="id1" draw:end-glue-point="4" svg:d="M4600 12100l500 3000" svg:viewBox="0 0 501 3001">
          <text:p/>
        </draw:connector>
        <draw:connector draw:style-name="gr4" draw:text-style-name="P2" draw:layer="layout" draw:type="line" svg:x1="7.475cm" svg:y1="12.925cm" svg:x2="5.525cm" svg:y2="15.275cm" draw:start-shape="id2" draw:start-glue-point="7" draw:end-shape="id1" draw:end-glue-point="11" svg:d="M7475 12925l-1950 2350" svg:viewBox="0 0 1951 2351">
          <text:p/>
        </draw:connector>
        <draw:connector draw:style-name="gr4" draw:text-style-name="P2" draw:layer="layout" draw:type="line" svg:x1="5.7cm" svg:y1="15.7cm" svg:x2="9.396cm" svg:y2="16.562cm" draw:start-shape="id1" draw:start-glue-point="10" draw:end-shape="id3" draw:end-glue-point="6" svg:d="M5700 15700l3696 862" svg:viewBox="0 0 3697 863">
          <text:p/>
        </draw:connector>
        <draw:connector draw:style-name="gr4" draw:text-style-name="P2" draw:layer="layout" draw:type="line" svg:x1="10.421cm" svg:y1="16.137cm" svg:x2="13.339cm" svg:y2="14.629cm" draw:start-shape="id3" draw:start-glue-point="11" draw:end-shape="id4" draw:end-glue-point="6" svg:d="M10421 16137l2918-1508" svg:viewBox="0 0 2919 1509">
          <text:p/>
        </draw:connector>
        <draw:connector draw:style-name="gr4" draw:text-style-name="P2" draw:layer="layout" draw:type="line" svg:x1="13.939cm" svg:y1="14.029cm" svg:x2="12.925cm" svg:y2="11.725cm" draw:start-shape="id4" draw:start-glue-point="4" draw:end-shape="id5" draw:end-glue-point="9" svg:d="M13939 14029l-1014-2304" svg:viewBox="0 0 1015 2305">
          <text:p/>
        </draw:connector>
        <draw:connector draw:style-name="gr4" draw:text-style-name="P2" draw:layer="layout" draw:type="line" svg:x1="9.996cm" svg:y1="15.962cm" svg:x2="12.075cm" svg:y2="11.725cm" draw:start-shape="id3" draw:start-glue-point="4" draw:end-shape="id5" draw:end-glue-point="7" svg:d="M9996 15962l2079-4237" svg:viewBox="0 0 2080 4238">
          <text:p/>
        </draw:connector>
        <draw:frame draw:style-name="gr5" draw:text-style-name="P3" draw:layer="layout" svg:width="7.8cm" svg:height="7.031cm" svg:x="16.5cm" svg:y="11.2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7cm" presentation:class="outline" presentation:user-transformed="true">
          <draw:text-box>
            <text:list text:style-name="L2">
              <text:list-header>
                <text:p><text:span text:style-name="T1"/></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draw:frame draw:style-name="gr7" draw:text-style-name="P5" draw:layer="layout" svg:width="25.939cm" svg:height="2.503cm" svg:x="0.902cm" svg:y="6.246cm">
          <draw:text-box>
            <text:list text:style-name="L3">
              <text:list-header>
                <text:p><text:span text:style-name="T5">世の中の自分たちが知らないだけで、</text:span></text:p>
                <text:p><text:span text:style-name="T5">様々なものがネットワークとしてモデル化できる</text:span></text:p>
              </text:list-header>
            </text:list>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8" draw:text-style-name="P6" draw:layer="layout" svg:width="25.91cm" svg:height="3.639cm" svg:x="0.69cm" svg:y="5.361cm">
          <draw:text-box>
            <text:p text:style-name="P2"><text:span text:style-name="T6">2012</text:span><text:span text:style-name="T6">年</text:span></text:p>
            <text:p text:style-name="P2"><text:span text:style-name="T6">Phys. Rev. E 86, 021103 (2012) </text:span></text:p>
            <text:p text:style-name="P2"><text:span text:style-name="T6">Hiroshi Toyoizumi,Seiichi Tani,Naoto Miyoshi,Yoshio Okamoto </text:span></text:p>
            <text:p text:style-name="P2"><text:span text:style-name="T6">Reverse preferential spread in complex networks</text:span></text:p>
          </draw:text-box>
        </draw:frame>
        <draw:frame draw:style-name="gr9" draw:text-style-name="P7" draw:layer="layout" svg:width="23.2cm" svg:height="5.901cm" svg:x="2cm" svg:y="13.699cm">
          <draw:text-box>
            <text:p text:style-name="P2"><text:span text:style-name="T4">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1" draw:text-style-name="P9" draw:layer="layout" svg:width="8.564cm" svg:height="2.225cm" svg:x="10.4cm" svg:y="11.8cm">
          <draw:text-box>
            <text:p><text:span text:style-name="T7">相反する結果</text:span></text:p>
          </draw:text-box>
        </draw:frame>
        <draw:frame draw:style-name="gr12" draw:text-style-name="P10"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2" draw:text-style-name="P8"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3" draw:text-style-name="P11" draw:layer="layout" svg:width="7.399cm" svg:height="1.098cm" svg:x="9.8cm" svg:y="11.8cm">
          <draw:text-box>
            <text:p><text:span text:style-name="T9">十分満たしていた</text:span></text:p>
          </draw:text-box>
        </draw:frame>
        <draw:line draw:style-name="gr4" draw:text-style-name="P2" draw:layer="layout" svg:x1="5.16cm" svg:y1="16.641cm" svg:x2="20.96cm" svg:y2="16.641cm">
          <text:p/>
        </draw:lin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を満たしているか</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8">・生成したネットワークの</text:span><text:span text:style-name="T8">Uncorrelated</text:span><text:span text:style-name="T8">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4" draw:text-style-name="P12" draw:layer="layout" svg:width="15.136cm" svg:height="1.945cm" svg:x="5.464cm" svg:y="11.773cm">
          <draw:text-box>
            <text:p text:style-name="P2"><text:span text:style-name="T9">一部の特徴に関してしか</text:span></text:p>
            <text:p text:style-name="P2"><text:span text:style-name="T10">Uncorrelated</text:span><text:span text:style-name="T10">性が認められなかった</text:span></text:p>
          </draw:text-box>
        </draw:frame>
        <draw:line draw:style-name="gr4" draw:text-style-name="P2" draw:layer="layout" svg:x1="5.16cm" svg:y1="16.84cm" svg:x2="20.96cm" svg:y2="16.84cm">
          <text:p/>
        </draw:line>
        <draw:line draw:style-name="gr4" draw:text-style-name="P2" draw:layer="layout" svg:x1="5.106cm" svg:y1="17.439cm" svg:x2="20.906cm" svg:y2="17.439cm">
          <text:p/>
        </draw:lin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5" draw:text-style-name="P8" draw:layer="layout" svg:width="22.103cm" svg:height="8.423cm" svg:x="2.772cm" svg:y="7.911cm">
          <draw:text-box>
            <text:p text:style-name="P2"><text:span text:style-name="T3">2014</text:span><text:span text:style-name="T3">年度の演習予定</text:span></text:p>
            <text:p text:style-name="P2"><text:span text:style-name="T3"/></text:p>
            <text:list text:style-name="L3">
              <text:list-item>
                <text:p text:style-name="P14"><text:span text:style-name="T11">自己ループをもつもの</text:span><text:span text:style-name="T11">, </text:span><text:span text:style-name="T11">多重辺をもつもの</text:span><text:span text:style-name="T11">, </text:span><text:span text:style-name="T11">非連結であるものを除いてランダムに生成し</text:span><text:span text:style-name="T11">,Uncorrelated</text:span><text:span text:style-name="T11">性を確かめる</text:span></text:p>
                <text:p text:style-name="P14"><text:span text:style-name="T11"/></text:p>
              </text:list-item>
              <text:list-item>
                <text:p text:style-name="P14"><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伝播速度限定モデル</text:span></text:p>
          </draw:text-box>
        </draw:frame>
        <draw:frame presentation:style-name="pr4" draw:text-style-name="P15" draw:layer="layout" svg:width="24.639cm" svg:height="10.493cm" svg:x="1.4cm" svg:y="6.6cm" presentation:class="outline" presentation:user-transformed="true">
          <draw:text-box>
            <text:p><text:span text:style-name="T13"/></text:p>
            <text:p><text:span text:style-name="T12"/></text:p>
          </draw:text-box>
        </draw:frame>
        <presentation:notes draw:style-name="dp2">
          <draw:page-thumbnail draw:style-name="gr1" draw:layer="layout" svg:width="19.747cm" svg:height="11.136cm" svg:x="0.626cm" svg:y="2.257cm" draw:page-number="13" presentation:class="page"/>
          <draw:frame presentation:style-name="pr5" draw:text-style-name="P16"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 draw:layer="layout" svg:width="24.639cm" svg:height="16.487cm" svg:x="2.1cm" svg:y="7.513cm" presentation:class="outline" presentation:user-transformed="true">
          <draw:text-box>
            <text:list text:style-name="L2">
              <text:list-item>
                <text:p>情報を保持する頂点が単位時間に１つの隣接頂点にのみ情報を伝播する</text:p>
                <text:p><text:span text:style-name="T14"/></text:p>
              </text:list-item>
              <text:list-item>
                <text:p>情報を受けとった頂点は新たな情報源になる</text:p>
                <text:p><text:span text:style-name="T14"/></text:p>
              </text:list-item>
              <text:list-item>
                <text:p>情報源はどこへ送ったのか、どこから送られてきたのか記憶をもたない</text:p>
                <text:p><text:span text:style-name="T14"/></text:p>
              </text:list-item>
              <text:list-item>
                <text:p>情報源は隣接点の次数のみわかる</text:p>
              </text:list-item>
            </text:list>
          </draw:text-box>
        </draw:frame>
        <draw:frame draw:style-name="gr16" draw:text-style-name="P17" draw:layer="layout" svg:width="2.479cm" svg:height="1.238cm" svg:x="12.45cm" svg:y="5.504cm">
          <draw:text-box>
            <text:p><text:span text:style-name="T15">定義</text:span></text:p>
          </draw:text-box>
        </draw:frame>
        <draw:custom-shape draw:style-name="gr17" draw:text-style-name="P2" draw:layer="layout" svg:width="26.508cm" svg:height="13.917cm" draw:transform="skewX (0.00558505360638185) rotate (0.00558505360638185) translate (0.482cm 5cm)">
          <text:p text:style-name="P2"/>
          <draw:enhanced-geometry svg:viewBox="0 0 21600 21600" draw:type="rectangle" draw:enhanced-path="M 0 0 L 21600 0 21600 21600 0 21600 0 0 Z N"/>
        </draw:custom-shape>
        <draw:frame draw:style-name="gr18" draw:text-style-name="P18" draw:layer="layout" svg:width="13.342cm" svg:height="1.165cm" svg:x="3.235cm" svg:y="19.536cm">
          <draw:text-box>
            <text:p><text:span text:style-name="T16">次数：頂点から出ている枝の数</text:span></text:p>
          </draw:text-box>
        </draw:frame>
        <draw:custom-shape draw:style-name="gr19" draw:text-style-name="P2" draw:layer="layout" svg:width="14.341cm" svg:height="2.267cm" svg:x="2.834cm" svg:y="18.91cm">
          <text:p/>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の選び方</text:p>
          </draw:text-box>
        </draw:frame>
        <draw:frame presentation:style-name="pr4" draw:layer="layout" svg:width="24.639cm" svg:height="12.18cm" svg:x="2.857cm" svg:y="7.272cm" presentation:class="outline" presentation:user-transformed="true">
          <draw:text-box>
            <text:list text:style-name="L2">
              <text:list-header>
                <text:p>ターゲットの選び方は以下の３通り</text:p>
              </text:list-header>
            </text:list>
          </draw:text-box>
        </draw:frame>
        <draw:frame draw:style-name="gr20" draw:text-style-name="P5" draw:layer="layout" svg:width="16.909cm" svg:height="5.881cm" svg:x="4.981cm" svg:y="10.213cm">
          <draw:text-box>
            <text:list text:style-name="L4">
              <text:list-item>
                <text:p><text:span text:style-name="T5">ランダムで選ぶ</text:span></text:p>
                <text:p><text:span text:style-name="T5"/></text:p>
              </text:list-item>
              <text:list-item>
                <text:p><text:span text:style-name="T5">次数の大きい点を優先的に選ぶ</text:span></text:p>
                <text:p><text:span text:style-name="T5"/></text:p>
              </text:list-item>
              <text:list-item>
                <text:p><text:span text:style-name="T5">次数の小さい点を優先的に選ぶ</text:span></text:p>
              </text:list-item>
            </text:list>
          </draw:text-box>
        </draw:frame>
        <draw:custom-shape draw:style-name="gr21" draw:text-style-name="P2" draw:layer="layout" svg:width="19.158cm" svg:height="7.411cm" svg:x="3.916cm" svg:y="9.639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選択確率</text:p>
          </draw:text-box>
        </draw:frame>
        <draw:frame presentation:style-name="pr4" draw:text-style-name="P15" draw:layer="layout" svg:width="24.639cm" svg:height="12.18cm" svg:x="0.4cm" svg:y="6.413cm" presentation:class="outline" presentation:user-transformed="true">
          <draw:text-box>
            <text:list text:style-name="L2">
              <text:list-header>
                <text:p><text:span text:style-name="T12">情報源</text:span><text:span text:style-name="T12">S</text:span><text:span text:style-name="T12">が、ターゲット</text:span><text:span text:style-name="T12">T</text:span><text:span text:style-name="T12">を選ぶ確率は</text:span></text:p>
              </text:list-header>
            </text:list>
          </draw:text-box>
        </draw:frame>
        <draw:frame draw:style-name="gr22" draw:text-style-name="P19" draw:layer="layout" svg:width="5.425cm" svg:height="1.508cm" svg:x="4.715cm" svg:y="11.897cm">
          <draw:text-box>
            <text:p><text:span text:style-name="T17">q(T;S) <text:s/>= <text:s/></text:span></text:p>
          </draw:text-box>
        </draw:frame>
        <draw:line draw:style-name="gr23" draw:text-style-name="P2" draw:layer="layout" svg:x1="10.782cm" svg:y1="12.67cm" svg:x2="22.117cm" svg:y2="12.67cm">
          <text:p/>
        </draw:line>
        <draw:frame draw:style-name="gr24" draw:text-style-name="P5" draw:layer="layout" svg:width="4.452cm" svg:height="1.377cm" svg:x="13.602cm" svg:y="10.774cm">
          <draw:text-box>
            <text:p><text:span text:style-name="T5">T</text:span><text:span text:style-name="T5">の重み</text:span></text:p>
          </draw:text-box>
        </draw:frame>
        <draw:frame draw:style-name="gr25" draw:text-style-name="P5" draw:layer="layout" svg:width="12.355cm" svg:height="1.377cm" svg:x="10.611cm" svg:y="13.309cm">
          <draw:text-box>
            <text:p><text:span text:style-name="T5">S</text:span><text:span text:style-name="T5">の隣接点の重みの総和</text:span></text:p>
          </draw:text-box>
        </draw:frame>
        <draw:frame draw:style-name="gr26" draw:text-style-name="P17" draw:layer="layout" svg:width="3.465cm" svg:height="1.238cm" svg:x="22.808cm" svg:y="12.042cm">
          <draw:text-box>
            <text:p><text:span text:style-name="T15">となる</text:span></text:p>
          </draw:text-box>
        </draw:fram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ターゲットの重み</text:p>
          </draw:text-box>
        </draw:frame>
        <draw:frame presentation:style-name="pr4" draw:layer="layout" svg:width="24.639cm" svg:height="12.18cm" svg:x="-0.3cm" svg:y="8.113cm" presentation:class="outline" presentation:user-transformed="true">
          <draw:text-box draw:corner-radius="14.479cm">
            <text:list text:style-name="L2">
              <text:list-header>
                <text:p>ターゲットTの重みは</text:p>
              </text:list-header>
            </text:list>
          </draw:text-box>
        </draw:frame>
        <draw:frame draw:style-name="gr27" draw:text-style-name="P17" draw:layer="layout" svg:width="8.406cm" svg:height="2.225cm" svg:x="3.477cm" svg:y="9.727cm">
          <draw:text-box>
            <text:p><text:span text:style-name="T15">・ランダムの場合</text:span></text:p>
            <text:p><text:span text:style-name="T15">　重みは１になる</text:span></text:p>
          </draw:text-box>
        </draw:frame>
        <draw:frame draw:style-name="gr28" draw:text-style-name="P17" draw:layer="layout" svg:width="17.3cm" svg:height="2.225cm" svg:x="3.415cm" svg:y="12.021cm">
          <draw:text-box>
            <text:p><text:span text:style-name="T15">・次数の大きい点を優先的に選ぶ場合</text:span></text:p>
            <text:p><text:span text:style-name="T15">　重みは次数になる</text:span></text:p>
          </draw:text-box>
        </draw:frame>
        <draw:frame draw:style-name="gr28" draw:layer="layout" svg:width="17.3cm" svg:height="2.225cm" svg:x="3.416cm" svg:y="14.793cm">
          <draw:text-box>
            <text:p><text:span text:style-name="T15">・次数の大きい点を優先的に選ぶ場合</text:span></text:p>
            <text:p><text:span text:style-name="T15">　重みは次数の逆数になる</text:span></text:p>
          </draw:text-box>
        </draw:frame>
        <draw:frame draw:style-name="gr29" draw:text-style-name="P20" draw:layer="layout" svg:width="5.611cm" svg:height="2.996cm" svg:x="15.016cm" svg:y="7.157cm">
          <draw:text-box>
            <text:p><text:span text:style-name="T18">q(T;S) <text:s/>= <text:s/></text:span></text:p>
          </draw:text-box>
        </draw:frame>
        <draw:line draw:style-name="gr23" draw:text-style-name="P2" draw:layer="layout" svg:x1="18.691cm" svg:y1="7.651cm" svg:x2="27.206cm" svg:y2="7.599cm">
          <text:p/>
        </draw:line>
        <draw:frame draw:style-name="gr30" draw:text-style-name="P21" draw:layer="layout" svg:width="4.605cm" svg:height="2.712cm" svg:x="21.107cm" svg:y="6.44cm">
          <draw:text-box>
            <text:p><text:span text:style-name="T19">T</text:span><text:span text:style-name="T19">の重み</text:span></text:p>
          </draw:text-box>
        </draw:frame>
        <draw:frame draw:style-name="gr31" draw:text-style-name="P21" draw:layer="layout" svg:width="8.893cm" svg:height="1.279cm" svg:x="18.315cm" svg:y="7.659cm">
          <draw:text-box>
            <text:p><text:span text:style-name="T19">S</text:span><text:span text:style-name="T19">の隣接点の重みの総和</text:span></text:p>
          </draw:text-box>
        </draw:frame>
        <draw:frame draw:style-name="gr32" draw:text-style-name="P15" draw:layer="layout" svg:width="11.263cm" svg:height="0.882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3" draw:text-style-name="P2" draw:layer="layout" svg:width="12.805cm" svg:height="5.474cm" svg:x="15.016cm" svg:y="4.679cm">
          <text:p text:style-name="P2"/>
          <draw:enhanced-geometry svg:viewBox="0 0 21600 21600" draw:type="rectangle" draw:enhanced-path="M 0 0 L 21600 0 21600 21600 0 21600 0 0 Z N"/>
        </draw:custom-shape>
        <draw:frame draw:style-name="gr18" draw:text-style-name="P18" draw:layer="layout" svg:width="13.342cm" svg:height="1.165cm" svg:x="1.935cm" svg:y="18.036cm">
          <draw:text-box>
            <text:p><text:span text:style-name="T16">次数：頂点から出ている枝の数</text:span></text:p>
          </draw:text-box>
        </draw:frame>
        <draw:custom-shape draw:style-name="gr34" draw:text-style-name="P2" draw:layer="layout" svg:width="14.341cm" svg:height="2.267cm" svg:x="1.534cm" svg:y="17.41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office:forms form:automatic-focus="false" form:apply-design-mode="false"/>
        <draw:frame presentation:style-name="pr1" draw:layer="layout" svg:width="19.763cm" svg:height="3.506cm" svg:x="1.4cm" svg:y="0.837cm" presentation:class="title">
          <draw:text-box>
            <text:p>ターゲットを選ぶ確率</text:p>
          </draw:text-box>
        </draw:frame>
        <draw:custom-shape draw:style-name="gr35" draw:text-style-name="P2" xml:id="id8" draw:id="id8" draw:layer="layout" svg:width="1.288cm" svg:height="1.159cm" svg:x="5.34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xml:id="id9" draw:id="id9" draw:layer="layout" svg:width="1.288cm" svg:height="1.159cm" svg:x="11.6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xml:id="id7" draw:id="id7" draw:layer="layout" svg:width="1.288cm" svg:height="1.159cm" svg:x="9.641cm" svg:y="1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xml:id="id6" draw:id="id6" draw:layer="layout" svg:width="1.288cm" svg:height="1.159cm" svg:x="8.141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241cm" svg:y1="12.397cm" svg:x2="10.285cm" svg:y2="13.907cm" draw:start-shape="id6" draw:start-glue-point="9" draw:end-shape="id7" draw:end-glue-point="4" svg:d="M9241 12397l1044 1510" svg:viewBox="0 0 1045 1511">
          <text:p/>
        </draw:connector>
        <draw:connector draw:style-name="gr4" draw:text-style-name="P2" draw:layer="layout" draw:type="line" svg:x1="8.329cm" svg:y1="11.576cm" svg:x2="7.022cm" svg:y2="10.1cm" draw:start-shape="id6" draw:start-glue-point="5" svg:d="M8329 11576l-1307-1476" svg:viewBox="0 0 1308 1477">
          <text:p/>
        </draw:connector>
        <draw:connector draw:style-name="gr4" draw:text-style-name="P2" draw:layer="layout" draw:type="line" svg:x1="9.241cm" svg:y1="11.576cm" svg:x2="10.757cm" svg:y2="10.1cm" draw:start-shape="id6" draw:start-glue-point="11" svg:d="M9241 11576l1516-1476" svg:viewBox="0 0 1517 1477">
          <text:p/>
        </draw:connector>
        <draw:connector draw:style-name="gr4" draw:text-style-name="P2" draw:layer="layout" draw:type="line" svg:x1="5.517cm" svg:y1="11.981cm" svg:x2="8.141cm" svg:y2="11.987cm" draw:end-shape="id6" draw:end-glue-point="6" svg:d="M5517 11981l2624 6" svg:viewBox="0 0 2625 7">
          <text:p/>
        </draw:connector>
        <draw:connector draw:style-name="gr4" draw:text-style-name="P2" draw:layer="layout" draw:type="line" svg:x1="3.286cm" svg:y1="14.093cm" svg:x2="5.34cm" svg:y2="14.287cm" draw:end-shape="id8" draw:end-glue-point="6" svg:d="M3286 14093l2054 194" svg:viewBox="0 0 2055 195">
          <text:p/>
        </draw:connector>
        <draw:connector draw:style-name="gr4" draw:text-style-name="P2" draw:layer="layout" draw:type="line" svg:x1="10.741cm" svg:y1="14.897cm" svg:x2="11.829cm" svg:y2="16.276cm" draw:start-shape="id7" draw:start-glue-point="9" draw:end-shape="id9" draw:end-glue-point="5" svg:d="M10741 14897l1088 1379" svg:viewBox="0 0 1089 1380">
          <text:p/>
        </draw:connector>
        <draw:connector draw:style-name="gr4" draw:text-style-name="P2" draw:layer="layout" draw:type="line" svg:x1="5.984cm" svg:y1="14.866cm" svg:x2="6.056cm" svg:y2="16.347cm" draw:start-shape="id8" draw:start-glue-point="8" svg:d="M5984 14866l72 1481" svg:viewBox="0 0 73 1482">
          <text:p/>
        </draw:connector>
        <draw:connector draw:style-name="gr4" draw:text-style-name="P2" draw:layer="layout" draw:type="line" svg:x1="12.841cm" svg:y1="16.376cm" svg:x2="12.821cm" svg:y2="16.493cm" svg:d="M12841 16376l-20 117" svg:viewBox="0 0 21 118">
          <text:p/>
        </draw:connector>
        <draw:custom-shape draw:style-name="gr38" draw:text-style-name="P2" xml:id="id10" draw:id="id10" draw:layer="layout" svg:width="1.288cm" svg:height="1.159cm" svg:x="7.4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829cm" svg:y1="14.897cm" svg:x2="8.541cm" svg:y2="16.276cm" draw:start-shape="id7" draw:start-glue-point="7" draw:end-shape="id10" draw:end-glue-point="11" svg:d="M9829 14897l-1288 1379" svg:viewBox="0 0 1289 1380">
          <text:p/>
        </draw:connector>
        <draw:frame draw:style-name="gr39" draw:text-style-name="P22" draw:layer="layout" svg:width="0.853cm" svg:height="1.034cm" svg:x="9.843cm" svg:y="13.989cm">
          <draw:text-box>
            <text:p><text:span text:style-name="T20">s</text:span></text:p>
          </draw:text-box>
        </draw:frame>
        <draw:frame draw:style-name="gr40" draw:layer="layout" svg:width="0.853cm" svg:height="0.954cm" svg:x="8.463cm" svg:y="9.594cm">
          <draw:text-box>
            <text:p>3</text:p>
          </draw:text-box>
        </draw:frame>
        <draw:line draw:style-name="gr4" draw:text-style-name="P2" draw:layer="layout" svg:x1="8.463cm" svg:y1="10.548cm" svg:x2="9.316cm" svg:y2="10.548cm">
          <text:p/>
        </draw:line>
        <draw:frame draw:style-name="gr41" draw:layer="layout" svg:width="1.209cm" svg:height="0.954cm" svg:x="8.327cm" svg:y="10.675cm">
          <draw:text-box>
            <text:p>25</text:p>
          </draw:text-box>
        </draw:frame>
        <draw:connector draw:style-name="gr4" draw:text-style-name="P2" draw:layer="layout" draw:type="line" svg:x1="11.829cm" svg:y1="17.097cm" svg:x2="11.141cm" svg:y2="18.677cm" draw:start-shape="id9" draw:start-glue-point="7" svg:d="M11829 17097l-688 1580" svg:viewBox="0 0 689 1581">
          <text:p/>
        </draw:connector>
        <draw:frame draw:style-name="gr40" draw:layer="layout" svg:width="0.853cm" svg:height="0.954cm" svg:x="4.363cm" svg:y="14.595cm">
          <draw:text-box>
            <text:p>4</text:p>
          </draw:text-box>
        </draw:frame>
        <draw:line draw:style-name="gr4" draw:text-style-name="P2" draw:layer="layout" svg:x1="4.363cm" svg:y1="15.649cm" svg:x2="5.216cm" svg:y2="15.649cm">
          <text:p/>
        </draw:line>
        <draw:frame draw:style-name="gr41" draw:layer="layout" svg:width="1.209cm" svg:height="0.954cm" svg:x="4.227cm" svg:y="15.676cm">
          <draw:text-box>
            <text:p>25</text:p>
          </draw:text-box>
        </draw:frame>
        <draw:frame draw:style-name="gr41" draw:layer="layout" svg:width="1.209cm" svg:height="0.954cm" svg:x="7.663cm" svg:y="17.195cm">
          <draw:text-box>
            <text:p>12</text:p>
          </draw:text-box>
        </draw:frame>
        <draw:line draw:style-name="gr4" draw:text-style-name="P2" draw:layer="layout" svg:x1="7.863cm" svg:y1="18.249cm" svg:x2="8.716cm" svg:y2="18.249cm">
          <text:p/>
        </draw:line>
        <draw:frame draw:style-name="gr41" draw:layer="layout" svg:width="1.209cm" svg:height="0.954cm" svg:x="7.727cm" svg:y="18.276cm">
          <draw:text-box>
            <text:p>25</text:p>
          </draw:text-box>
        </draw:frame>
        <draw:frame draw:style-name="gr40" draw:layer="layout" svg:width="0.853cm" svg:height="0.954cm" svg:x="13.063cm" svg:y="16.395cm">
          <draw:text-box>
            <text:p>6</text:p>
          </draw:text-box>
        </draw:frame>
        <draw:line draw:style-name="gr4" draw:text-style-name="P2" draw:layer="layout" svg:x1="13.063cm" svg:y1="17.349cm" svg:x2="13.916cm" svg:y2="17.349cm">
          <text:p/>
        </draw:line>
        <draw:frame draw:style-name="gr42" draw:text-style-name="P18" draw:layer="layout" svg:width="9.671cm" svg:height="2.079cm" svg:x="0.847cm" svg:y="5.918cm">
          <draw:text-box>
            <text:p><text:span text:style-name="T16">次数小さいものから</text:span></text:p>
            <text:p><text:span text:style-name="T16">優先的に選ぶ場合の例</text:span></text:p>
          </draw:text-box>
        </draw:frame>
        <draw:frame draw:style-name="gr29" draw:text-style-name="P20" draw:layer="layout" svg:width="5.611cm" svg:height="2.996cm" svg:x="15.016cm" svg:y="7.157cm">
          <draw:text-box>
            <text:p><text:span text:style-name="T18">q(T;S) <text:s/>= <text:s/></text:span></text:p>
          </draw:text-box>
        </draw:frame>
        <draw:line draw:style-name="gr23" draw:text-style-name="P2" draw:layer="layout" svg:x1="18.691cm" svg:y1="7.651cm" svg:x2="27.206cm" svg:y2="7.599cm">
          <text:p/>
        </draw:line>
        <draw:frame draw:style-name="gr30" draw:text-style-name="P21" draw:layer="layout" svg:width="4.605cm" svg:height="2.712cm" svg:x="21.107cm" svg:y="6.44cm">
          <draw:text-box>
            <text:p><text:span text:style-name="T19">T</text:span><text:span text:style-name="T19">の重み</text:span></text:p>
          </draw:text-box>
        </draw:frame>
        <draw:frame draw:style-name="gr31" draw:text-style-name="P21" draw:layer="layout" svg:width="8.893cm" svg:height="1.279cm" svg:x="18.315cm" svg:y="7.659cm">
          <draw:text-box>
            <text:p><text:span text:style-name="T19">S</text:span><text:span text:style-name="T19">の隣接点の重みの総和</text:span></text:p>
          </draw:text-box>
        </draw:frame>
        <draw:frame draw:style-name="gr32" draw:text-style-name="P15" draw:layer="layout" svg:width="11.263cm" svg:height="0.882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3" draw:text-style-name="P2" draw:layer="layout" svg:width="12.805cm" svg:height="5.474cm" svg:x="15.016cm" svg:y="4.679cm">
          <text:p/>
          <draw:enhanced-geometry svg:viewBox="0 0 21600 21600" draw:type="rectangle" draw:enhanced-path="M 0 0 L 21600 0 21600 21600 0 21600 0 0 Z N"/>
        </draw:custom-shape>
        <draw:frame draw:style-name="gr43" draw:layer="layout" svg:width="1.031cm" svg:height="0.954cm" svg:x="7.652cm" svg:y="16.277cm">
          <draw:text-box>
            <text:p>t1</text:p>
          </draw:text-box>
        </draw:frame>
        <draw:frame draw:style-name="gr44" draw:text-style-name="P23" draw:layer="layout" svg:width="3.868cm" svg:height="1.195cm" svg:x="14.648cm" svg:y="14.272cm">
          <draw:text-box>
            <text:p><text:span text:style-name="T21">q(t1;s) = </text:span></text:p>
          </draw:text-box>
        </draw:frame>
        <draw:connector draw:style-name="gr4" draw:text-style-name="P2" draw:layer="layout" draw:type="line" svg:x1="19.041cm" svg:y1="14.776cm" svg:x2="19.021cm" svg:y2="14.893cm" svg:d="M19041 14776l-20 117" svg:viewBox="0 0 21 118">
          <text:p/>
        </draw:connector>
        <draw:frame draw:style-name="gr40" draw:layer="layout" svg:width="0.853cm" svg:height="0.954cm" svg:x="19.263cm" svg:y="14.795cm">
          <draw:text-box>
            <text:p>1</text:p>
          </draw:text-box>
        </draw:frame>
        <draw:line draw:style-name="gr4" draw:text-style-name="P2" draw:layer="layout" svg:x1="19.263cm" svg:y1="15.749cm" svg:x2="20.116cm" svg:y2="15.749cm">
          <text:p/>
        </draw:line>
        <draw:frame draw:style-name="gr40" draw:layer="layout" svg:width="0.853cm" svg:height="0.954cm" svg:x="19.327cm" svg:y="15.876cm">
          <draw:text-box>
            <text:p>1</text:p>
          </draw:text-box>
        </draw:frame>
        <draw:connector draw:style-name="gr4" draw:text-style-name="P2" draw:layer="layout" draw:type="line" svg:x1="20.841cm" svg:y1="14.776cm" svg:x2="20.821cm" svg:y2="14.893cm" svg:d="M20841 14776l-20 117" svg:viewBox="0 0 21 118">
          <text:p/>
        </draw:connector>
        <draw:frame draw:style-name="gr40" draw:layer="layout" svg:width="0.853cm" svg:height="0.954cm" svg:x="21.063cm" svg:y="14.795cm">
          <draw:text-box>
            <text:p>1</text:p>
          </draw:text-box>
        </draw:frame>
        <draw:line draw:style-name="gr4" draw:text-style-name="P2" draw:layer="layout" svg:x1="21.063cm" svg:y1="15.749cm" svg:x2="21.916cm" svg:y2="15.749cm">
          <text:p/>
        </draw:line>
        <draw:frame draw:style-name="gr45" draw:layer="layout" svg:width="0.853cm" svg:height="0.954cm" svg:x="21.127cm" svg:y="15.876cm">
          <draw:text-box>
            <text:p>2</text:p>
          </draw:text-box>
        </draw:frame>
        <draw:connector draw:style-name="gr4" draw:text-style-name="P2" draw:layer="layout" draw:type="line" svg:x1="12.841cm" svg:y1="16.376cm" svg:x2="12.821cm" svg:y2="16.493cm" svg:d="M12841 16376l-20 117" svg:viewBox="0 0 21 118">
          <text:p/>
        </draw:connector>
        <draw:line draw:style-name="gr4" draw:text-style-name="P2" draw:layer="layout" svg:x1="13.063cm" svg:y1="17.349cm" svg:x2="13.916cm" svg:y2="17.349cm">
          <text:p/>
        </draw:line>
        <draw:frame draw:style-name="gr45" draw:layer="layout" svg:width="1.856cm" svg:height="0.954cm" svg:x="12.927cm" svg:y="17.376cm">
          <draw:text-box>
            <text:p>25</text:p>
          </draw:text-box>
        </draw:frame>
        <draw:connector draw:style-name="gr4" draw:text-style-name="P2" draw:layer="layout" draw:type="line" svg:x1="22.541cm" svg:y1="14.776cm" svg:x2="22.521cm" svg:y2="14.893cm" svg:d="M22541 14776l-20 117" svg:viewBox="0 0 21 118">
          <text:p/>
        </draw:connector>
        <draw:frame draw:style-name="gr40" draw:layer="layout" svg:width="0.853cm" svg:height="0.954cm" svg:x="22.763cm" svg:y="14.795cm">
          <draw:text-box>
            <text:p>1</text:p>
          </draw:text-box>
        </draw:frame>
        <draw:line draw:style-name="gr4" draw:text-style-name="P2" draw:layer="layout" svg:x1="22.763cm" svg:y1="15.749cm" svg:x2="23.616cm" svg:y2="15.749cm">
          <text:p/>
        </draw:line>
        <draw:frame draw:style-name="gr45" draw:layer="layout" svg:width="0.853cm" svg:height="0.954cm" svg:x="22.827cm" svg:y="15.876cm">
          <draw:text-box>
            <text:p>3</text:p>
          </draw:text-box>
        </draw:frame>
        <draw:connector draw:style-name="gr4" draw:text-style-name="P2" draw:layer="layout" draw:type="line" svg:x1="23.941cm" svg:y1="14.776cm" svg:x2="23.921cm" svg:y2="14.893cm" svg:d="M23941 14776l-20 117" svg:viewBox="0 0 21 118">
          <text:p/>
        </draw:connector>
        <draw:frame draw:style-name="gr40" draw:layer="layout" svg:width="0.853cm" svg:height="0.954cm" svg:x="24.163cm" svg:y="14.795cm">
          <draw:text-box>
            <text:p>1</text:p>
          </draw:text-box>
        </draw:frame>
        <draw:line draw:style-name="gr4" draw:text-style-name="P2" draw:layer="layout" svg:x1="24.163cm" svg:y1="15.749cm" svg:x2="25.016cm" svg:y2="15.749cm">
          <text:p/>
        </draw:line>
        <draw:frame draw:style-name="gr45" draw:layer="layout" svg:width="0.853cm" svg:height="0.954cm" svg:x="24.227cm" svg:y="15.876cm">
          <draw:text-box>
            <text:p>4</text:p>
          </draw:text-box>
        </draw:frame>
        <draw:frame draw:style-name="gr46" draw:layer="layout" svg:width="0.875cm" svg:height="0.954cm" svg:x="20.282cm" svg:y="15.314cm">
          <draw:text-box>
            <text:p>+</text:p>
          </draw:text-box>
        </draw:frame>
        <draw:frame draw:style-name="gr46" draw:layer="layout" svg:width="0.875cm" svg:height="0.954cm" svg:x="21.883cm" svg:y="15.314cm">
          <draw:text-box>
            <text:p>+</text:p>
          </draw:text-box>
        </draw:frame>
        <draw:frame draw:style-name="gr46" draw:layer="layout" svg:width="0.875cm" svg:height="0.954cm" svg:x="23.484cm" svg:y="15.314cm">
          <draw:text-box>
            <text:p>+</text:p>
          </draw:text-box>
        </draw:frame>
        <draw:line draw:style-name="gr47" draw:text-style-name="P2" draw:layer="layout" svg:x1="18.596cm" svg:y1="14.873cm" svg:x2="26.1cm" svg:y2="14.873cm">
          <text:p/>
        </draw:line>
        <draw:connector draw:style-name="gr4" draw:text-style-name="P2" draw:layer="layout" draw:type="line" svg:x1="21.641cm" svg:y1="12.576cm" svg:x2="21.621cm" svg:y2="12.693cm" svg:d="M21641 12576l-20 117" svg:viewBox="0 0 21 118">
          <text:p/>
        </draw:connector>
        <draw:frame draw:style-name="gr40" draw:layer="layout" svg:width="0.853cm" svg:height="0.954cm" svg:x="21.863cm" svg:y="12.595cm">
          <draw:text-box>
            <text:p>1</text:p>
          </draw:text-box>
        </draw:frame>
        <draw:line draw:style-name="gr4" draw:text-style-name="P2" draw:layer="layout" svg:x1="21.863cm" svg:y1="13.549cm" svg:x2="22.716cm" svg:y2="13.549cm">
          <text:p/>
        </draw:line>
        <draw:frame draw:style-name="gr45" draw:layer="layout" svg:width="0.853cm" svg:height="0.954cm" svg:x="21.927cm" svg:y="13.676cm">
          <draw:text-box>
            <text:p>1</text:p>
          </draw:text-box>
        </draw:frame>
        <draw:frame draw:style-name="gr48" draw:text-style-name="P23" draw:layer="layout" svg:width="0.997cm" svg:height="1.195cm" svg:x="17.26cm" svg:y="17.553cm">
          <draw:text-box>
            <text:p><text:span text:style-name="T21">=</text:span></text:p>
          </draw:text-box>
        </draw:frame>
        <draw:frame draw:style-name="gr49" draw:text-style-name="P23" draw:layer="layout" svg:width="2.486cm" svg:height="1.38cm" svg:x="18.564cm" svg:y="17.196cm">
          <draw:text-box>
            <text:p><text:span text:style-name="T21">12</text:span></text:p>
          </draw:text-box>
        </draw:frame>
        <draw:line draw:style-name="gr50" draw:text-style-name="P2" draw:layer="layout" svg:x1="18.475cm" svg:y1="18.421cm" svg:x2="20.229cm" svg:y2="18.421cm">
          <text:p/>
        </draw:line>
        <draw:frame draw:style-name="gr49" draw:text-style-name="P23" draw:layer="layout" svg:width="2.486cm" svg:height="1.38cm" svg:x="18.596cm" svg:y="18.46cm">
          <draw:text-box>
            <text:p><text:span text:style-name="T21">25</text:span></text:p>
          </draw:text-box>
        </draw:frame>
        <draw:connector draw:style-name="gr4" draw:text-style-name="P2" draw:layer="layout" draw:type="line" svg:x1="6.628cm" svg:y1="14.287cm" svg:x2="9.641cm" svg:y2="14.487cm" draw:start-shape="id8" draw:start-glue-point="10" draw:end-shape="id7" draw:end-glue-point="6" svg:d="M6628 14287l3013 200" svg:viewBox="0 0 3014 201">
          <text:p/>
        </draw:connector>
        <draw:frame draw:style-name="gr51" draw:text-style-name="P24" draw:layer="layout" svg:width="6.149cm" svg:height="0.954cm" svg:x="18.671cm" svg:y="11.327cm">
          <draw:text-box>
            <text:p><text:span text:style-name="T22">s</text:span><text:span text:style-name="T22">が</text:span><text:span text:style-name="T22">t</text:span><text:span text:style-name="T22">を選ぶ確率は</text:span></text:p>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presentation:notes draw:style-name="dp2">
          <draw:page-thumbnail draw:style-name="gr1" draw:layer="layout" svg:width="19.747cm" svg:height="11.136cm" svg:x="0.626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7" draw:layer="layout" svg:width="25.756cm" svg:height="13.532cm" svg:x="0.744cm" svg:y="7.868cm" presentation:class="outline" presentation:user-transformed="true">
          <draw:text-box>
            <text:list text:style-name="L2">
              <text:list-header>
                <text:p><text:span text:style-name="T15">スケールフリーネットワークのいくつかの生成モデルが存在する</text:span></text:p>
                <text:p><text:span text:style-name="T15">その１つとして </text:span><text:span text:style-name="T15">Barabasi - Albert </text:span><text:span text:style-name="T15">モデル </text:span><text:span text:style-name="T15">(</text:span><text:span text:style-name="T15">以降</text:span><text:span text:style-name="T15">BA</text:span><text:span text:style-name="T15">モデル</text:span><text:span text:style-name="T15">) </text:span><text:span text:style-name="T15">が挙げられる</text:span></text:p>
              </text:list-header>
            </text:list>
          </draw:text-box>
        </draw:frame>
        <draw:frame draw:style-name="gr52" draw:text-style-name="P17" draw:layer="layout" svg:width="24.417cm" svg:height="4.199cm" svg:x="1.844cm" svg:y="13.472cm">
          <draw:text-box>
            <text:p><text:span text:style-name="T15">ＢＡモデル </text:span><text:span text:style-name="T15">(</text:span><text:span text:style-name="T15">成長型モデル</text:span><text:span text:style-name="T15">) </text:span></text:p>
            <text:p><text:span text:style-name="T15">１９９９年に、 </text:span><text:span text:style-name="T15">Barabasi </text:span><text:span text:style-name="T15">と </text:span><text:span text:style-name="T15">Albert</text:span><text:span text:style-name="T15">らが提案した、不規則で乱雑なネットワーク構造をして</text:span></text:p>
            <text:p><text:span text:style-name="T15">いるスケールフリーネットワークモデル</text:span></text:p>
          </draw:text-box>
        </draw:frame>
        <presentation:notes draw:style-name="dp2">
          <draw:page-thumbnail draw:style-name="gr1" draw:layer="layout" svg:width="19.747cm" svg:height="11.136cm" svg:x="0.626cm" svg:y="2.257cm" draw:page-number="23" presentation:class="page"/>
          <draw:frame presentation:style-name="pr5" draw:text-style-name="P16"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5" draw:layer="layout" svg:width="25.756cm" svg:height="12.976cm" svg:x="1.088cm" svg:y="4.624cm" presentation:class="outline" presentation:user-transformed="true">
          <draw:text-box>
            <text:p text:style-name="P25"><text:span text:style-name="T12">BA</text:span><text:span text:style-name="T12">モデルのアルゴリズム</text:span></text:p>
            <text:list text:style-name="L2">
              <text:list-header>
                <text:p><text:span text:style-name="T23">Step 0 (</text:span><text:span text:style-name="T23">初期状態</text:span><text:span text:style-name="T23">) : n &gt; 1 </text:span><text:span text:style-name="T23">個の頂点からなる完全グラフを配置</text:span></text:p>
                <text:p><text:span text:style-name="T23">Step 1 : </text:span><text:span text:style-name="T23">新しい頂点を一つ追加する</text:span><text:span text:style-name="T23">(</text:span><text:span text:style-name="T23">成長</text:span><text:span text:style-name="T23">)</text:span></text:p>
                <text:p><text:span text:style-name="T23">Step 2 : Step 1 </text:span><text:span text:style-name="T23">で追加した頂点から既存の頂点の </text:span><text:span text:style-name="T23">n </text:span><text:span text:style-name="T23">個に対して辺を張る</text:span></text:p>
                <text:list>
                  <text:list-header>
                    <text:p><text:span text:style-name="T23">このとき各頂点に対して辺を張るかの確率は</text:span></text:p>
                    <text:p><text:span text:style-name="T23">その時点での各頂点の次数に比例する</text:span><text:span text:style-name="T23">(</text:span><text:span text:style-name="T23">優位的選択</text:span><text:span text:style-name="T23">)</text:span></text:p>
                  </text:list-header>
                </text:list>
                <text:p><text:span text:style-name="T23">Step 3 : Step 1 </text:span><text:span text:style-name="T23">と </text:span><text:span text:style-name="T23">Step 2 </text:span><text:span text:style-name="T23">を追加する頂点回数分繰り返す</text:span></text:p>
              </text:list-header>
            </text:list>
          </draw:text-box>
        </draw:frame>
        <draw:frame draw:style-name="gr53"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54" draw:text-style-name="P18" draw:layer="layout" svg:width="11.504cm" svg:height="1.17cm" svg:x="5.4cm" svg:y="18.03cm">
          <draw:text-box>
            <text:p><text:span text:style-name="T16">各頂点が辺を張られる確率</text:span></text:p>
          </draw:text-box>
        </draw:frame>
        <presentation:notes draw:style-name="dp2">
          <draw:page-thumbnail draw:style-name="gr1" draw:layer="layout" svg:width="19.747cm" svg:height="11.136cm" svg:x="0.626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修正</text:span><text:span text:style-name="T12">BA</text:span><text:span text:style-name="T12">モデル</text:span></text:p>
          </draw:text-box>
        </draw:frame>
        <draw:frame presentation:style-name="pr4" draw:text-style-name="P18" draw:layer="layout" svg:width="24.639cm" svg:height="12.18cm" svg:x="1.4cm" svg:y="4.913cm" presentation:class="outline">
          <draw:text-box>
            <text:p><text:span text:style-name="T5">修正</text:span><text:span text:style-name="T5">BA</text:span><text:span text:style-name="T5">モデルのアルゴリズム</text:span></text:p>
            <text:list text:style-name="L2">
              <text:list-header>
                <text:p><text:span text:style-name="T16">Step 0 (</text:span><text:span text:style-name="T16">初期状態</text:span><text:span text:style-name="T16">) : </text:span><text:span text:style-name="T16">枝を持たない頂点を一つ配置</text:span></text:p>
                <text:p><text:span text:style-name="T16">Step 1 : </text:span><text:span text:style-name="T16">新しい頂点を一つ追加する</text:span><text:span text:style-name="T16">(</text:span><text:span text:style-name="T16">成長</text:span><text:span text:style-name="T16">)</text:span></text:p>
                <text:p><text:span text:style-name="T16">Step 2 : Step 1 </text:span><text:span text:style-name="T16">追加した頂点から既存の頂点に対して辺を一つ張る</text:span></text:p>
                <text:list>
                  <text:list-header>
                    <text:p><text:span text:style-name="T16">このときどの頂点に辺を張るかの確率は</text:span></text:p>
                    <text:p><text:span text:style-name="T16">その時点での各頂点の次数に比例する</text:span><text:span text:style-name="T16">(</text:span><text:span text:style-name="T16">優位的選択</text:span><text:span text:style-name="T16">)</text:span></text:p>
                  </text:list-header>
                </text:list>
                <text:p><text:span text:style-name="T16">Step 3 : Step 1 </text:span><text:span text:style-name="T16">と </text:span><text:span text:style-name="T16">Step 2 </text:span><text:span text:style-name="T16">を追加する頂点回数分繰り返す</text:span></text:p>
              </text:list-header>
            </text:list>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presentation:notes draw:style-name="dp2">
          <draw:page-thumbnail draw:style-name="gr1" draw:layer="layout" svg:width="19.747cm" svg:height="11.136cm" svg:x="0.626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26" draw:layer="layout" svg:width="24.639cm" svg:height="5.2cm" svg:x="1.245cm" svg:y="7cm" presentation:class="outline" presentation:user-transformed="true">
          <draw:text-box>
            <text:p text:style-name="P14"><text:span text:style-name="T24">組み替える前のネットワークがもつある特徴を</text:span><text:span text:style-name="T24">,</text:span><text:span text:style-name="T24">組み替えた後のネットワークでも保てていれば</text:span><text:span text:style-name="T24">,</text:span><text:span text:style-name="T24">その特徴において </text:span><text:span text:style-name="T24">Uncorrlated </text:span><text:span text:style-name="T24">性が高いという</text:span></text:p>
          </draw:text-box>
        </draw:frame>
        <draw:custom-shape draw:style-name="gr55" draw:text-style-name="P27" draw:layer="layout" svg:width="12.6cm" svg:height="7.8cm" svg:x="6.4cm" svg:y="11.8cm">
          <text:p text:style-name="P14"><text:span text:style-name="T25">主な特徴</text:span></text:p>
          <text:list text:style-name="L3">
            <text:list-item>
              <text:p text:style-name="P14"><text:span text:style-name="T24"><text:s/></text:span><text:span text:style-name="T24">自己ループの有無 </text:span></text:p>
            </text:list-item>
            <text:list-item>
              <text:p text:style-name="P14"><text:span text:style-name="T24"><text:s/></text:span><text:span text:style-name="T24">多重辺の有無</text:span></text:p>
            </text:list-item>
            <text:list-item>
              <text:p text:style-name="P14"><text:span text:style-name="T24"><text:s/></text:span><text:span text:style-name="T24">連結性</text:span><text:span text:style-name="T24">,</text:span><text:span text:style-name="T24">直径</text:span></text:p>
            </text:list-item>
            <text:list-item>
              <text:p text:style-name="P14"><text:span text:style-name="T24"><text:s/></text:span><text:span text:style-name="T24">半径</text:span></text:p>
            </text:list-item>
            <text:list-item>
              <text:p text:style-name="P14"><text:span text:style-name="T24"><text:s/></text:span><text:span text:style-name="T24">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6" draw:text-style-name="P28" draw:layer="layout" svg:width="23.554cm" svg:height="8.477cm" svg:x="2.172cm" svg:y="7.911cm">
          <draw:text-box>
            <text:p text:style-name="P2"><text:span text:style-name="T26">2014</text:span><text:span text:style-name="T26">年度の演習予定</text:span></text:p>
            <text:p text:style-name="P2"><text:span text:style-name="T26"/></text:p>
            <text:list text:style-name="L3">
              <text:list-item>
                <text:p text:style-name="P14"><text:span text:style-name="T27">自己ループをもつもの</text:span><text:span text:style-name="T27">, </text:span><text:span text:style-name="T27">多重辺をもつもの</text:span><text:span text:style-name="T27">, </text:span><text:span text:style-name="T27">非連結であるものを除いてランダムに生成し</text:span><text:span text:style-name="T27">,Uncorrelated</text:span><text:span text:style-name="T27">性を確かめる</text:span></text:p>
                <text:p text:style-name="P14"><text:span text:style-name="T27"/></text:p>
              </text:list-item>
              <text:list-item>
                <text:p text:style-name="P14"><text:span text:style-name="T26">過去のプログラムの改善</text:span></text:p>
              </text:list-item>
            </text:list>
            <text:p text:style-name="P2"><text:span text:style-name="T26"/></text:p>
            <text:p text:style-name="P2"><text:span text:style-name="T26"/></text:p>
          </draw:text-box>
        </draw:frame>
        <presentation:notes draw:style-name="dp2">
          <draw:page-thumbnail draw:style-name="gr1" draw:layer="layout" svg:width="19.747cm" svg:height="11.136cm" svg:x="0.626cm" svg:y="2.257cm" draw:page-number="30" presentation:class="page"/>
          <draw:frame presentation:style-name="pr5" draw:text-style-name="P13"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text-style-name="P5" draw:layer="layout" svg:width="24.396cm" svg:height="10.706cm" svg:x="2.143cm" svg:y="7.987cm" presentation:class="outline" presentation:user-transformed="true">
          <draw:text-box>
            <text:list text:style-name="L2">
              <text:list-header>
                <text:p><text:span text:style-name="T5">過去のプログラムの改善</text:span></text:p>
                <text:p><text:span text:style-name="T28"/></text:p>
                <text:list>
                  <text:list-item>
                    <text:p><text:span text:style-name="T5">Uncorrelated</text:span><text:span text:style-name="T5">性を持つネットワークで検証できるように、過去の研究報告を見直した</text:span></text:p>
                    <text:p><text:span text:style-name="T5"/></text:p>
                  </text:list-item>
                  <text:list-item>
                    <text:p><text:span text:style-name="T5">論文と過去の卒業生の研究の間に相違点を発見</text:span></text:p>
                    <text:p><text:span text:style-name="T5"/></text:p>
                  </text:list-item>
                </text:list>
                <text:p><text:span text:style-name="T5"/></text:p>
              </text:list-header>
            </text:list>
          </draw:text-box>
        </draw:frame>
        <presentation:notes draw:style-name="dp2">
          <draw:page-thumbnail draw:style-name="gr1" draw:layer="layout" svg:width="19.747cm" svg:height="11.136cm" svg:x="0.626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9" draw:layer="layout" svg:width="24.639cm" svg:height="12.18cm" svg:x="3.1cm" svg:y="7.613cm" presentation:class="outline" presentation:user-transformed="true">
          <draw:text-box>
            <text:list text:style-name="L2">
              <text:list-header>
                <text:p><text:span text:style-name="T29">伝搬速度限定モデルの定義：</text:span></text:p>
              </text:list-header>
              <text:list-item>
                <text:p><text:span text:style-name="T29">元の論文</text:span></text:p>
                <text:p><text:span text:style-name="T13">情報源はどのへ送ったか・どこから受け取ったかの</text:span></text:p>
                <text:p><text:span text:style-name="T13">記憶を</text:span><text:span text:style-name="T30">持たない</text:span></text:p>
              </text:list-item>
              <text:list-item>
                <text:p><text:span text:style-name="T13">2011</text:span><text:span text:style-name="T13">年度卒業生の演習</text:span></text:p>
                <text:p><text:span text:style-name="T13">情報源はどのへ送ったか・どこから受け取ったかの</text:span></text:p>
                <text:p><text:span text:style-name="T13">記憶を</text:span><text:span text:style-name="T30">持つ</text:span></text:p>
              </text:list-item>
            </text:list>
          </draw:text-box>
        </draw:frame>
        <presentation:notes draw:style-name="dp2">
          <draw:page-thumbnail draw:style-name="gr1" draw:layer="layout" svg:width="19.747cm" svg:height="11.136cm" svg:x="0.626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3" draw:text-style-name="P30" draw:layer="layout" svg:width="5.699cm" svg:height="1.098cm" svg:x="10.4cm" svg:y="11.8cm">
          <draw:text-box>
            <text:p><text:span text:style-name="T31">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57" draw:text-style-name="P31" draw:layer="layout" svg:width="23.227cm" svg:height="2.225cm" svg:x="1.573cm" svg:y="15.2cm">
          <draw:text-box>
            <text:p text:style-name="P2"><text:span text:style-name="T32">論文の主張通りの結果</text:span></text:p>
            <text:p text:style-name="P2"><text:span text:style-name="T33">ただし木構造のネットワークでは成り立たなかった</text:span></text:p>
          </draw:text-box>
        </draw:frame>
        <presentation:notes draw:style-name="dp2">
          <draw:page-thumbnail draw:style-name="gr1" draw:layer="layout" svg:width="19.747cm" svg:height="11.136cm" svg:x="0.626cm" svg:y="2.257cm" draw:page-number="33" presentation:class="page"/>
          <draw:frame presentation:style-name="pr5" draw:text-style-name="P13"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text-style-name="P15" draw:layer="layout" svg:width="24.639cm" svg:height="12.18cm" svg:x="2.3cm" svg:y="6.4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text:span><text:span text:style-name="T12">BA</text:span><text:span text:style-name="T12">モデルと修正</text:span><text:span text:style-name="T12">BA</text:span><text:span text:style-name="T12">モデルをつくる</text:span></text:p>
              </text:list-item>
              <text:list-item>
                <text:p><text:span text:style-name="T12">BA</text:span><text:span text:style-name="T12">モデルを作るときに追加する枝の数は</text:span></text:p>
                <text:p><text:span text:style-name="T12">2</text:span><text:span text:style-name="T12">〜</text:span><text:span text:style-name="T12">28</text:span><text:span text:style-name="T12">本</text:span></text:p>
              </text:list-item>
              <text:list-item>
                <text:p><text:span text:style-name="T12">各モデル</text:span><text:span text:style-name="T12">10</text:span><text:span text:style-name="T12">個のネットワークに対して</text:span></text:p>
                <text:p><text:span text:style-name="T12">10</text:span><text:span text:style-name="T12">回の実験を行った</text:span></text:p>
              </text:list-item>
              <text:list-item>
                <text:p><text:span text:style-name="T34">伝播速度限定モデルにおいて情報源になった</text:span><text:span text:style-name="T35">頂点の数の時間変化の記録を取っていく</text:span></text:p>
              </text:list-item>
            </text:list>
          </draw:text-box>
        </draw:frame>
        <presentation:notes draw:style-name="dp2">
          <draw:page-thumbnail draw:style-name="gr1" draw:layer="layout" svg:width="19.747cm" svg:height="11.136cm" svg:x="0.626cm" svg:y="2.257cm" draw:page-number="34" presentation:class="page"/>
          <draw:frame presentation:style-name="pr5" draw:text-style-name="P13"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layer="layout" svg:width="24.639cm" svg:height="12.18cm" svg:x="1.9cm" svg:y="6.013cm" presentation:class="outline" presentation:user-transformed="true">
          <draw:text-box>
            <text:list text:style-name="L2">
              <text:list-header>
                <text:p>実験プログラム</text:p>
              </text:list-header>
              <text:list-item>
                <text:p><text:span text:style-name="T36">2011</text:span><text:span text:style-name="T36">年度卒業生がつくったフロープログラムをベースに作成</text:span></text:p>
              </text:list-item>
              <text:list-item>
                <text:p><text:span text:style-name="T36">変更点は</text:span></text:p>
                <text:p><text:span text:style-name="T36">-</text:span><text:span text:style-name="T36">記憶あり</text:span><text:span text:style-name="T36">/</text:span><text:span text:style-name="T36">記憶なしで実験できるようにした</text:span></text:p>
                <text:p><text:span text:style-name="T36">-</text:span><text:span text:style-name="T36">次数の大きい点を優先的に選択するコードを追加した</text:span></text:p>
                <text:p><text:span text:style-name="T36">-</text:span><text:span text:style-name="T36">データ構造を変更</text:span></text:p>
                <text:p><text:span text:style-name="T36"><text:s/></text:span><text:span text:style-name="T36">vector</text:span><text:span text:style-name="T36">のみ → ケースに合わせて</text:span><text:span text:style-name="T36">set</text:span><text:span text:style-name="T36">を使用</text:span></text:p>
                <text:p><text:span text:style-name="T36">-</text:span><text:span text:style-name="T36">乱数生成法</text:span></text:p>
                <text:list>
                  <text:list-header>
                    <text:p><text:span text:style-name="T36">線形合同法</text:span><text:span text:style-name="T36">(rand()</text:span><text:span text:style-name="T36">関数</text:span><text:span text:style-name="T36">) → </text:span><text:span text:style-name="T36">メルセンヌ・ツイスタ法</text:span></text:p>
                  </text:list-header>
                </text:list>
              </text:list-item>
            </text:list>
          </draw:text-box>
        </draw:frame>
        <draw:frame draw:style-name="gr58" draw:text-style-name="P32" draw:layer="layout" svg:width="17.016cm" svg:height="1.098cm" svg:x="2.713cm" svg:y="18.459cm">
          <draw:text-box>
            <text:p><text:span text:style-name="T13">-</text:span><text:span text:style-name="T13">コマンドラインから引数を取るようにした</text:span></text:p>
          </draw:text-box>
        </draw:frame>
        <presentation:notes draw:style-name="dp2">
          <draw:page-thumbnail draw:style-name="gr1" draw:layer="layout" svg:width="19.747cm" svg:height="11.136cm" svg:x="0.626cm" svg:y="2.257cm" draw:page-number="35" presentation:class="page"/>
          <draw:frame presentation:style-name="pr5" draw:text-style-name="P13"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59" draw:text-style-name="P2" draw:layer="layout" svg:width="12.697cm" svg:height="8.888cm" svg:x="0.741cm" svg:y="10.144cm">
          <draw:image xlink:href="Pictures/10000201000002EE0000020D9C6A3E84.png" xlink:type="simple" xlink:show="embed" xlink:actuate="onLoad">
            <text:p/>
          </draw:image>
        </draw:frame>
        <draw:frame draw:style-name="gr60" draw:text-style-name="P20" draw:layer="layout" svg:width="12.08cm" svg:height="3.444cm" svg:x="15.604cm" svg:y="6.484cm">
          <draw:text-box>
            <text:p><text:span text:style-name="T18">記憶無し</text:span></text:p>
            <text:p><text:span text:style-name="T37">・次数の大きな頂点を優先す</text:span><text:span text:style-name="T18">るものが遅い</text:span></text:p>
            <text:p><text:span text:style-name="T37">・</text:span><text:span text:style-name="T38">NC</text:span><text:span text:style-name="T37">より</text:span><text:span text:style-name="T38">IC</text:span><text:span text:style-name="T37">がわずかに速い</text:span></text:p>
          </draw:text-box>
        </draw:frame>
        <draw:frame draw:style-name="gr61" draw:text-style-name="P20" draw:layer="layout" svg:width="11.007cm" svg:height="1.801cm" svg:x="2.409cm" svg:y="7.26cm">
          <draw:text-box>
            <text:p><text:span text:style-name="T18">記憶あり</text:span></text:p>
            <text:p><text:span text:style-name="T39">・ほぼ同じ</text:span></text:p>
          </draw:text-box>
        </draw:frame>
        <draw:frame draw:style-name="gr62" draw:text-style-name="P32" draw:layer="layout" svg:width="7.279cm" svg:height="1.098cm" svg:x="9.938cm" svg:y="5.27cm">
          <draw:text-box>
            <text:p><text:span text:style-name="T13">追加する枝の数 </text:span><text:span text:style-name="T13">2</text:span></text:p>
          </draw:text-box>
        </draw:frame>
        <draw:frame draw:style-name="gr59" draw:text-style-name="P2" draw:layer="layout" svg:width="12.697cm" svg:height="8.888cm" svg:x="14.327cm" svg:y="10.218cm">
          <draw:image xlink:href="Pictures/10000201000002EE0000020D3C24D92B.png" xlink:type="simple" xlink:show="embed" xlink:actuate="onLoad">
            <text:p/>
          </draw:image>
        </draw:frame>
        <presentation:notes draw:style-name="dp2">
          <draw:page-thumbnail draw:style-name="gr1" draw:layer="layout" svg:width="19.747cm" svg:height="11.136cm" svg:x="0.626cm" svg:y="2.257cm" draw:page-number="36" presentation:class="page"/>
          <draw:frame presentation:style-name="pr5" draw:text-style-name="P16"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59" draw:text-style-name="P2" draw:layer="layout" svg:width="12.697cm" svg:height="8.888cm" svg:x="14.252cm" svg:y="9.944cm">
          <draw:image xlink:href="Pictures/10000201000002EE0000020D18A96234.png" xlink:type="simple" xlink:show="embed" xlink:actuate="onLoad">
            <text:p/>
          </draw:image>
        </draw:frame>
        <draw:frame draw:style-name="gr60" draw:text-style-name="P20" draw:layer="layout" svg:width="12.08cm" svg:height="3.444cm" svg:x="15.604cm" svg:y="6.484cm">
          <draw:text-box>
            <text:p><text:span text:style-name="T18">記憶無し</text:span></text:p>
            <text:p><text:span text:style-name="T37">・次数の大きな頂点を優先す</text:span><text:span text:style-name="T18">るものが遅い</text:span></text:p>
            <text:p><text:span text:style-name="T37">・</text:span><text:span text:style-name="T38">NC</text:span><text:span text:style-name="T37">より</text:span><text:span text:style-name="T38">IC</text:span><text:span text:style-name="T37">がわずかに速い</text:span></text:p>
          </draw:text-box>
        </draw:frame>
        <draw:frame draw:style-name="gr63" draw:text-style-name="P20" draw:layer="layout" svg:width="11.007cm" svg:height="2.576cm" svg:x="2.409cm" svg:y="7.26cm">
          <draw:text-box>
            <text:p><text:span text:style-name="T18">記憶あり</text:span></text:p>
            <text:p><text:span text:style-name="T39">・次数の大きな頂点を優先するものが遅い</text:span></text:p>
          </draw:text-box>
        </draw:frame>
        <draw:frame draw:style-name="gr64" draw:text-style-name="P32" draw:layer="layout" svg:width="7.703cm" svg:height="1.098cm" svg:x="9.938cm" svg:y="5.27cm">
          <draw:text-box>
            <text:p><text:span text:style-name="T13">追加する枝の数 </text:span><text:span text:style-name="T13">20</text:span></text:p>
          </draw:text-box>
        </draw:frame>
        <draw:frame draw:style-name="gr59" draw:text-style-name="P2" draw:layer="layout" svg:width="12.697cm" svg:height="8.888cm" svg:x="1.242cm" svg:y="9.774cm">
          <draw:image xlink:href="Pictures/10000201000002EE0000020D7247FDB5.png" xlink:type="simple" xlink:show="embed" xlink:actuate="onLoad">
            <text:p/>
          </draw:image>
        </draw:frame>
        <presentation:notes draw:style-name="dp2">
          <draw:page-thumbnail draw:style-name="gr1" draw:layer="layout" svg:width="19.747cm" svg:height="11.136cm" svg:x="0.626cm" svg:y="2.257cm" draw:page-number="37" presentation:class="page"/>
          <draw:frame presentation:style-name="pr5" draw:text-style-name="P16"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63" draw:text-style-name="P20" draw:layer="layout" svg:width="12.08cm" svg:height="2.576cm" svg:x="2.131cm" svg:y="6.882cm">
          <draw:text-box>
            <text:p><text:span text:style-name="T18">記憶無し</text:span></text:p>
            <text:p><text:span text:style-name="T18">ランダムに伝搬するのが効率</text:span><text:span text:style-name="T18"><text:tab/></text:span><text:span text:style-name="T18">が良い</text:span></text:p>
          </draw:text-box>
        </draw:frame>
        <draw:frame draw:style-name="gr65" draw:text-style-name="P20" draw:layer="layout" svg:width="11.007cm" svg:height="4.126cm" svg:x="15.604cm" svg:y="6.697cm">
          <draw:text-box>
            <text:p><text:span text:style-name="T18">記憶あり</text:span></text:p>
            <text:p><text:span text:style-name="T18">次数が大きなものを優先して伝搬したほうが速い、逆に小さいものを優先しての伝播は効率が悪い</text:span></text:p>
          </draw:text-box>
        </draw:frame>
        <draw:frame draw:style-name="gr59" draw:text-style-name="P2" draw:layer="layout" svg:width="12.697cm" svg:height="8.888cm" svg:x="13.914cm" svg:y="10.841cm">
          <draw:image xlink:href="Pictures/10000201000002EE0000020DA6D3E28F.png" xlink:type="simple" xlink:show="embed" xlink:actuate="onLoad">
            <text:p/>
          </draw:image>
        </draw:frame>
        <draw:frame draw:style-name="gr59"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38" presentation:class="page"/>
          <draw:frame presentation:style-name="pr5" draw:text-style-name="P13"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3.9cm" svg:y="9.3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39" presentation:class="page"/>
          <draw:frame presentation:style-name="pr5" draw:text-style-name="P16"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9cm" svg:y="8.913cm" presentation:class="outline" presentation:user-transformed="true">
          <draw:text-box>
            <text:list text:style-name="L2">
              <text:list-item>
                <text:p><text:span text:style-name="T40">なぜ記憶の有無で結果に違い？</text:span></text:p>
                <text:p><text:span text:style-name="T41">伝搬速度限定モデルにおける無駄な伝播の要因</text:span></text:p>
                <text:list>
                  <text:list-item>
                    <text:p>既に情報を持っている頂点に対して伝播</text:p>
                  </text:list-item>
                  <text:list-item>
                    <text:p><text:span text:style-name="T41">情報がネットワーク全体に行き渡る前に、情報源の隣接点がすべて情報を持っている</text:span></text:p>
                  </text:list-item>
                </text:list>
              </text:list-item>
            </text:list>
          </draw:text-box>
        </draw:frame>
        <presentation:notes draw:style-name="dp2">
          <draw:page-thumbnail draw:style-name="gr1" draw:layer="layout" svg:width="19.747cm" svg:height="11.136cm" svg:x="0.626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2.2cm" svg:y="8.213cm" presentation:class="outline" presentation:user-transformed="true">
          <draw:text-box>
            <text:list text:style-name="L2">
              <text:list-item>
                <text:p><text:span text:style-name="T40">なぜ記憶の有無で結果に違い？</text:span></text:p>
                <text:p><text:span text:style-name="T40">無駄な伝播の要因</text:span></text:p>
                <text:list>
                  <text:list-item>
                    <text:p>既に情報を持っている頂点に対して伝播</text:p>
                    <text:p><text:s text:c="12"/><text:span text:style-name="T42">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66" draw:text-style-name="P2" draw:layer="layout" svg:width="1.456cm" svg:height="1.431cm" svg:x="8.497cm" svg:y="12.0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text-style-name="P33" draw:layer="layout" svg:width="20.703cm" svg:height="3.506cm" svg:x="1.4cm" svg:y="0.837cm" presentation:class="title" presentation:user-transformed="true">
          <draw:text-box>
            <text:list text:style-name="L1">
              <text:list-header>
                <text:p><text:span text:style-name="T43">木構造では成り立たないのか</text:span></text:p>
              </text:list-header>
            </text:list>
          </draw:text-box>
        </draw:frame>
        <draw:frame presentation:style-name="pr4" draw:layer="layout" svg:width="24.639cm" svg:height="14.93cm" svg:x="2.9cm" svg:y="10.013cm" presentation:class="outline" presentation:user-transformed="true">
          <draw:text-box>
            <text:list text:style-name="L2">
              <text:list-item>
                <text:p><text:span text:style-name="T44">なぜ修正</text:span><text:span text:style-name="T45">BA</text:span><text:span text:style-name="T44">だと成り立たないのか？</text:span></text:p>
                <text:p><text:span text:style-name="T44">＝＞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42" presentation:class="page"/>
          <draw:frame presentation:style-name="pr5" draw:text-style-name="P16"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placeholder="true" presentation:user-transformed="true">
          <draw:text-box/>
        </draw:frame>
        <draw:frame draw:style-name="gr67" draw:text-style-name="P5" draw:layer="layout" svg:width="25.567cm" svg:height="6.43cm" svg:x="1.518cm" svg:y="9.212cm">
          <draw:text-box>
            <text:list text:style-name="L2">
              <text:list-item>
                <text:p text:style-name="P5"><text:span text:style-name="T46">なぜ修正</text:span><text:span text:style-name="T47">BA</text:span><text:span text:style-name="T46">だと成り立たないのか？</text:span></text:p>
                <text:p text:style-name="P5"><text:span text:style-name="T46">＝＞全ての木構造で成り立たないのか</text:span></text:p>
                <text:list>
                  <text:list-header>
                    <text:p text:style-name="P5"><text:span text:style-name="T5">ランダムな木を作って実験してみることに</text:span></text:p>
                  </text:list-header>
                </text:list>
              </text:list-item>
            </text:list>
          </draw:text-box>
        </draw:frame>
        <presentation:notes draw:style-name="dp2">
          <draw:page-thumbnail draw:style-name="gr1" draw:layer="layout" svg:width="19.747cm" svg:height="11.136cm" svg:x="0.626cm" svg:y="2.257cm" draw:page-number="43" presentation:class="page"/>
          <draw:frame presentation:style-name="pr5" draw:text-style-name="P16"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68"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4" presentation:class="page"/>
          <draw:frame presentation:style-name="pr5" draw:text-style-name="P13"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5" presentation:class="page"/>
          <draw:frame presentation:style-name="pr5" draw:text-style-name="P13"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12" draw:id="id1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xml:id="id11" draw:id="id1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1" draw:start-glue-point="7" draw:end-shape="id12" draw:end-glue-point="11" svg:d="M10374 13010l-1990 1714" svg:viewBox="0 0 1991 1715">
          <text:p/>
        </draw:connector>
        <presentation:notes draw:style-name="dp2">
          <draw:page-thumbnail draw:style-name="gr1" draw:layer="layout" svg:width="19.747cm" svg:height="11.136cm" svg:x="0.626cm" svg:y="2.257cm" draw:page-number="46" presentation:class="page"/>
          <draw:frame presentation:style-name="pr5" draw:text-style-name="P16"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4" draw:id="id14"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 draw:id="id13"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3" draw:start-glue-point="7" draw:end-shape="id14" draw:end-glue-point="11" svg:d="M10374 13010l-1990 1714" svg:viewBox="0 0 1991 1715">
          <text:p/>
        </draw:connector>
        <draw:custom-shape draw:style-name="gr68"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7" presentation:class="page"/>
          <draw:frame presentation:style-name="pr5" draw:text-style-name="P16"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6" draw:id="id1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5" draw:start-glue-point="7" draw:end-shape="id16" draw:end-glue-point="11" svg:d="M10374 13010l-1990 1714" svg:viewBox="0 0 1991 1715">
          <text:p/>
        </draw:connector>
        <draw:custom-shape draw:style-name="gr68" draw:text-style-name="P2" xml:id="id17" draw:id="id1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7" draw:start-glue-point="6" draw:end-shape="id16" draw:end-glue-point="9" svg:d="M12781 16789l-4397-1233" svg:viewBox="0 0 4398 1234">
          <text:p/>
        </draw:connector>
        <presentation:notes draw:style-name="dp2">
          <draw:page-thumbnail draw:style-name="gr1" draw:layer="layout" svg:width="19.747cm" svg:height="11.136cm" svg:x="0.626cm" svg:y="2.257cm" draw:page-number="48" presentation:class="page"/>
          <draw:frame presentation:style-name="pr5" draw:text-style-name="P16"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 draw:id="id19"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 draw:id="id18"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 draw:start-glue-point="7" draw:end-shape="id19" draw:end-glue-point="11" svg:d="M10374 13010l-1990 1714" svg:viewBox="0 0 1991 1715">
          <text:p/>
        </draw:connector>
        <draw:custom-shape draw:style-name="gr69" draw:text-style-name="P2" xml:id="id20" draw:id="id20"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0" draw:start-glue-point="6" draw:end-shape="id19" draw:end-glue-point="9" svg:d="M12781 16789l-4397-1233" svg:viewBox="0 0 4398 1234">
          <text:p/>
        </draw:connector>
        <draw:custom-shape draw:style-name="gr68"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9" presentation:class="page"/>
          <draw:frame presentation:style-name="pr5" draw:text-style-name="P16"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2" draw:id="id2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 draw:id="id2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1" draw:start-glue-point="7" draw:end-shape="id22" draw:end-glue-point="11" svg:d="M10374 13010l-1990 1714" svg:viewBox="0 0 1991 1715">
          <text:p/>
        </draw:connector>
        <draw:custom-shape draw:style-name="gr69" draw:text-style-name="P2" xml:id="id23" draw:id="id23"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3" draw:start-glue-point="6" draw:end-shape="id22" draw:end-glue-point="9" svg:d="M12781 16789l-4397-1233" svg:viewBox="0 0 4398 1234">
          <text:p/>
        </draw:connector>
        <draw:custom-shape draw:style-name="gr68" draw:text-style-name="P2" xml:id="id24" draw:id="id24"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4" draw:start-glue-point="7" draw:end-shape="id22" draw:end-glue-point="10" svg:d="M13483 13497l-4922 1643" svg:viewBox="0 0 4923 1644">
          <text:p/>
        </draw:connector>
        <presentation:notes draw:style-name="dp2">
          <draw:page-thumbnail draw:style-name="gr1" draw:layer="layout" svg:width="19.747cm" svg:height="11.136cm" svg:x="0.626cm" svg:y="2.257cm" draw:page-number="50" presentation:class="page"/>
          <draw:frame presentation:style-name="pr5" draw:text-style-name="P16"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6" draw:id="id2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 draw:id="id2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5" draw:start-glue-point="7" draw:end-shape="id26" draw:end-glue-point="11" svg:d="M10374 13010l-1990 1714" svg:viewBox="0 0 1991 1715">
          <text:p/>
        </draw:connector>
        <draw:custom-shape draw:style-name="gr69" draw:text-style-name="P2" xml:id="id27" draw:id="id2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7" draw:start-glue-point="6" draw:end-shape="id26" draw:end-glue-point="9" svg:d="M12781 16789l-4397-1233" svg:viewBox="0 0 4398 1234">
          <text:p/>
        </draw:connector>
        <draw:custom-shape draw:style-name="gr69" draw:text-style-name="P2" xml:id="id28" draw:id="id28"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8" draw:start-glue-point="7" draw:end-shape="id26" draw:end-glue-point="10" svg:d="M13483 13497l-4922 1643" svg:viewBox="0 0 4923 1644">
          <text:p/>
        </draw:connector>
        <draw:custom-shape draw:style-name="gr68"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51" presentation:class="page"/>
          <draw:frame presentation:style-name="pr5" draw:text-style-name="P16"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30" draw:id="id3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 draw:id="id2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9" draw:start-glue-point="7" draw:end-shape="id30" draw:end-glue-point="11" svg:d="M10374 13010l-1990 1714" svg:viewBox="0 0 1991 1715">
          <text:p/>
        </draw:connector>
        <draw:custom-shape draw:style-name="gr69" draw:text-style-name="P2" xml:id="id31" draw:id="id3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31" draw:start-glue-point="6" draw:end-shape="id30" draw:end-glue-point="9" svg:d="M12781 16789l-4397-1233" svg:viewBox="0 0 4398 1234">
          <text:p/>
        </draw:connector>
        <draw:custom-shape draw:style-name="gr69" draw:text-style-name="P2" xml:id="id32" draw:id="id3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32" draw:start-glue-point="7" draw:end-shape="id30" draw:end-glue-point="10" svg:d="M13483 13497l-4922 1643" svg:viewBox="0 0 4923 1644">
          <text:p/>
        </draw:connector>
        <draw:custom-shape draw:style-name="gr68" draw:text-style-name="P2" xml:id="id33" draw:id="id33"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31" draw:start-glue-point="11" draw:end-shape="id33" draw:end-glue-point="7" svg:d="M13816 16373l2139-1077" svg:viewBox="0 0 2140 1078">
          <text:p/>
        </draw:connector>
        <presentation:notes draw:style-name="dp2">
          <draw:page-thumbnail draw:style-name="gr1" draw:layer="layout" svg:width="19.747cm" svg:height="11.136cm" svg:x="0.626cm" svg:y="2.257cm" draw:page-number="52" presentation:class="page"/>
          <draw:frame presentation:style-name="pr5" draw:text-style-name="P16"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5" draw:layer="layout" svg:width="24.639cm" svg:height="14.93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ランダムな木のグラフをつくる</text:span></text:p>
              </text:list-item>
              <text:list-item>
                <text:p><text:span text:style-name="T12">伝播速度限定モデルにおいて情報源になった頂点の数の記録を取っていく</text:span></text:p>
                <text:p><text:span text:style-name="T12"/></text:p>
              </text:list-item>
            </text:list>
          </draw:text-box>
        </draw:frame>
        <presentation:notes draw:style-name="dp2">
          <draw:page-thumbnail draw:style-name="gr1" draw:layer="layout" svg:width="19.747cm" svg:height="11.136cm" svg:x="0.626cm" svg:y="2.257cm" draw:page-number="53" presentation:class="page"/>
          <draw:frame presentation:style-name="pr5" draw:text-style-name="P16"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4.1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70" draw:text-style-name="P2" draw:layer="layout" svg:width="12.697cm" svg:height="8.888cm" svg:x="14.451cm" svg:y="10.881cm">
          <draw:image xlink:href="Pictures/10000201000002EE0000020D275A8102.png" xlink:type="simple" xlink:show="embed" xlink:actuate="onLoad">
            <text:p/>
          </draw:image>
        </draw:frame>
        <draw:frame draw:style-name="gr71" draw:text-style-name="P10" draw:layer="layout" svg:width="4.74cm" svg:height="2.021cm" svg:x="12.543cm" svg:y="7.468cm">
          <draw:text-box>
            <text:p><text:span text:style-name="T3">記憶あり</text:span></text:p>
          </draw:text-box>
        </draw:frame>
        <draw:frame draw:style-name="gr72" draw:text-style-name="P1" draw:layer="layout" svg:width="6.284cm" svg:height="0.886cm" svg:x="6.027cm" svg:y="9.444cm">
          <draw:text-box>
            <text:p><text:span text:style-name="T1">修正</text:span><text:span text:style-name="T1">BA</text:span></text:p>
          </draw:text-box>
        </draw:frame>
        <draw:frame draw:style-name="gr72" draw:text-style-name="P1" draw:layer="layout" svg:width="4.079cm" svg:height="0.886cm" svg:x="19.623cm" svg:y="9.664cm">
          <draw:text-box>
            <text:p><text:span text:style-name="T1">ランダム</text:span></text:p>
          </draw:text-box>
        </draw:frame>
        <draw:frame draw:style-name="gr59"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54" presentation:class="page"/>
          <draw:frame presentation:style-name="pr5" draw:text-style-name="P16"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presentation:user-transformed="tru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4.2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71" draw:text-style-name="P10" draw:layer="layout" svg:width="4.74cm" svg:height="2.021cm" svg:x="12.543cm" svg:y="7.468cm">
          <draw:text-box>
            <text:p><text:span text:style-name="T3">記憶なし</text:span></text:p>
          </draw:text-box>
        </draw:frame>
        <draw:frame draw:style-name="gr72" draw:text-style-name="P1" draw:layer="layout" svg:width="6.284cm" svg:height="0.886cm" svg:x="6.027cm" svg:y="9.444cm">
          <draw:text-box>
            <text:p><text:span text:style-name="T1">修正</text:span><text:span text:style-name="T1">BA</text:span></text:p>
          </draw:text-box>
        </draw:frame>
        <draw:frame draw:style-name="gr72" draw:text-style-name="P1" draw:layer="layout" svg:width="4.079cm" svg:height="0.886cm" svg:x="19.623cm" svg:y="9.664cm">
          <draw:text-box>
            <text:p><text:span text:style-name="T1">ランダム</text:span></text:p>
          </draw:text-box>
        </draw:frame>
        <draw:frame draw:style-name="gr70" draw:text-style-name="P2" draw:layer="layout" svg:width="12.697cm" svg:height="8.888cm" svg:x="14.23cm" svg:y="10.989cm">
          <draw:image xlink:href="Pictures/10000201000002EE0000020D10A8A959.png" xlink:type="simple" xlink:show="embed" xlink:actuate="onLoad">
            <text:p/>
          </draw:image>
        </draw:frame>
        <draw:frame draw:style-name="gr59"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55" presentation:class="page"/>
          <draw:frame presentation:style-name="pr5" draw:text-style-name="P16"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2.1cm" svg:y="6.7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56" presentation:class="page"/>
          <draw:frame presentation:style-name="pr5" draw:text-style-name="P16"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2.7cm" svg:y="7.0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text:span></text:p>
                  </text:list-header>
                </text:list>
              </text:list-item>
            </text:list>
          </draw:text-box>
        </draw:frame>
        <draw:custom-shape draw:style-name="gr66" draw:text-style-name="P2" draw:layer="layout" svg:width="1.456cm" svg:height="1.431cm" svg:x="5.498cm" svg:y="16.217cm">
          <text:p/>
          <draw:enhanced-geometry svg:viewBox="0 0 841 854" draw:mirror-horizontal="false" draw:mirror-vertical="false" draw:type="non-primitive" draw:enhanced-path="M 517 247 L 517 415 264 415 264 0 0 0 0 680 517 680 517 854 841 547 517 247 Z N"/>
        </draw:custom-shape>
        <draw:frame draw:style-name="gr73" draw:text-style-name="P17" draw:layer="layout" svg:width="14.332cm" svg:height="2.225cm" svg:x="7.32cm" svg:y="15.979cm">
          <draw:text-box>
            <text:p><text:span text:style-name="T15">効率の良い伝播ができるノード</text:span></text:p>
            <text:p><text:span text:style-name="T15">が多数存在するからか </text:span><text:span text:style-name="T15">?</text:span></text:p>
          </draw:text-box>
        </draw:frame>
        <presentation:notes draw:style-name="dp2">
          <draw:page-thumbnail draw:style-name="gr1" draw:layer="layout" svg:width="19.747cm" svg:height="11.136cm" svg:x="0.626cm" svg:y="2.257cm" draw:page-number="57" presentation:class="page"/>
          <draw:frame presentation:style-name="pr5" draw:text-style-name="P16"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text-style-name="P15" draw:layer="layout" svg:width="24.639cm" svg:height="12.18cm" svg:x="1.4cm" svg:y="4.913cm" presentation:class="outline" presentation:user-transformed="true">
          <draw:text-box>
            <text:list text:style-name="L2">
              <text:list-item>
                <text:p><text:span text:style-name="T12">なぜ修正</text:span><text:span text:style-name="T12">BA</text:span><text:span text:style-name="T12">だと成り立たないのか？</text:span></text:p>
                <text:p><text:span text:style-name="T48">ネットワークの枝の数で結果に違いが生じるか実験</text:span></text:p>
                <text:list>
                  <text:list-item>
                    <text:p><text:span text:style-name="T49">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58" presentation:class="page"/>
          <draw:frame presentation:style-name="pr5" draw:text-style-name="P13"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修正</text:span><text:span text:style-name="T12">BA</text:span><text:span text:style-name="T12">モデルをつくる</text:span></text:p>
                <text:p><text:span text:style-name="T12"/></text:p>
                <text:p><text:span text:style-name="T12"/></text:p>
              </text:list-item>
            </text:list>
          </draw:text-box>
        </draw:frame>
        <draw:custom-shape draw:style-name="gr3" draw:text-style-name="P2" xml:id="id41" draw:id="id41"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6" draw:id="id46"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3" draw:id="id43"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7" draw:id="id37"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2" draw:id="id42"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44" draw:id="id44"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8" draw:id="id38"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6" draw:id="id36"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9" draw:id="id39"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5" draw:id="id45"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4" draw:id="id34"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40" draw:id="id40"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5" draw:id="id35"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34" draw:start-glue-point="9" draw:end-shape="id35" draw:end-glue-point="6" svg:d="M12036 16789l2014 1279" svg:viewBox="0 0 2015 1280">
          <text:p/>
        </draw:connector>
        <draw:connector draw:style-name="gr4" draw:text-style-name="P2" draw:layer="layout" draw:type="line" svg:x1="11.537cm" svg:y1="16.789cm" svg:x2="10.838cm" svg:y2="17.696cm" draw:start-shape="id34" draw:start-glue-point="7" draw:end-shape="id36" draw:end-glue-point="11" svg:d="M11537 16789l-699 907" svg:viewBox="0 0 700 908">
          <text:p/>
        </draw:connector>
        <draw:connector draw:style-name="gr4" draw:text-style-name="P2" draw:layer="layout" draw:type="line" svg:x1="11.434cm" svg:y1="16.531cm" svg:x2="7.719cm" svg:y2="16.944cm" draw:start-shape="id34" draw:start-glue-point="6" draw:end-shape="id37" draw:end-glue-point="10" svg:d="M11434 16531l-3715 413" svg:viewBox="0 0 3716 414">
          <text:p/>
        </draw:connector>
        <draw:connector draw:style-name="gr4" draw:text-style-name="P2" draw:layer="layout" draw:type="line" svg:x1="12.139cm" svg:y1="16.531cm" svg:x2="16.492cm" svg:y2="16.27cm" draw:start-shape="id34" draw:start-glue-point="10" draw:end-shape="id38" draw:end-glue-point="6" svg:d="M12139 16531l4353-261" svg:viewBox="0 0 4354 262">
          <text:p/>
        </draw:connector>
        <draw:connector draw:style-name="gr4" draw:text-style-name="P2" draw:layer="layout" draw:type="line" svg:x1="7.054cm" svg:y1="14.205cm" svg:x2="8.203cm" svg:y2="15.149cm" draw:start-shape="id39" draw:start-glue-point="9" draw:end-shape="id40" draw:end-glue-point="5" svg:d="M7054 14205l1149 944" svg:viewBox="0 0 1150 945">
          <text:p/>
        </draw:connector>
        <draw:connector draw:style-name="gr4" draw:text-style-name="P2" draw:layer="layout" draw:type="line" svg:x1="8.805cm" svg:y1="15.408cm" svg:x2="11.537cm" svg:y2="16.272cm" draw:start-shape="id40" draw:start-glue-point="10" draw:end-shape="id34" draw:end-glue-point="5" svg:d="M8805 15408l2732 864" svg:viewBox="0 0 2733 865">
          <text:p/>
        </draw:connector>
        <draw:connector draw:style-name="gr4" draw:text-style-name="P2" draw:layer="layout" draw:type="line" svg:x1="10.188cm" svg:y1="14.129cm" svg:x2="8.453cm" svg:y2="15.042cm" draw:start-shape="id41" draw:start-glue-point="7" draw:end-shape="id40" draw:end-glue-point="4" svg:d="M10188 14129l-1735 913" svg:viewBox="0 0 1736 914">
          <text:p/>
        </draw:connector>
        <draw:connector draw:style-name="gr4" draw:text-style-name="P2" draw:layer="layout" draw:type="line" svg:x1="8.74cm" svg:y1="13.119cm" svg:x2="10.085cm" svg:y2="13.871cm" draw:start-shape="id42" draw:start-glue-point="9" draw:end-shape="id41" draw:end-glue-point="6" svg:d="M8740 13119l1345 752" svg:viewBox="0 0 1346 753">
          <text:p/>
        </draw:connector>
        <draw:connector draw:style-name="gr4" draw:text-style-name="P2" draw:layer="layout" draw:type="line" svg:x1="11.787cm" svg:y1="16.165cm" svg:x2="12.812cm" svg:y2="15.067cm" draw:start-shape="id34" draw:start-glue-point="4" draw:end-shape="id43" draw:end-glue-point="7" svg:d="M11787 16165l1025-1098" svg:viewBox="0 0 1026 1099">
          <text:p/>
        </draw:connector>
        <draw:connector draw:style-name="gr4" draw:text-style-name="P2" draw:layer="layout" draw:type="line" svg:x1="12.823cm" svg:y1="12.932cm" svg:x2="13.062cm" svg:y2="14.443cm" draw:start-shape="id44" draw:start-glue-point="9" draw:end-shape="id43" draw:end-glue-point="4" svg:d="M12823 12932l239 1511" svg:viewBox="0 0 240 1512">
          <text:p/>
        </draw:connector>
        <draw:connector draw:style-name="gr4" draw:text-style-name="P2" draw:layer="layout" draw:type="line" svg:x1="13.311cm" svg:y1="14.55cm" svg:x2="14.206cm" svg:y2="13.609cm" draw:start-shape="id43" draw:start-glue-point="11" draw:end-shape="id45" draw:end-glue-point="6" svg:d="M13311 14550l895-941" svg:viewBox="0 0 896 942">
          <text:p/>
        </draw:connector>
        <draw:connector draw:style-name="gr4" draw:text-style-name="P2" draw:layer="layout" draw:type="line" svg:x1="14.911cm" svg:y1="13.609cm" svg:x2="17.532cm" svg:y2="12.856cm" draw:start-shape="id45" draw:start-glue-point="10" draw:end-shape="id46" draw:end-glue-point="7" svg:d="M14911 13609l2621-753" svg:viewBox="0 0 2622 754">
          <text:p/>
        </draw:connector>
        <presentation:notes draw:style-name="dp2">
          <draw:page-thumbnail draw:style-name="gr1" draw:layer="layout" svg:width="19.747cm" svg:height="11.136cm" svg:x="0.626cm" svg:y="2.257cm" draw:page-number="59" presentation:class="page"/>
          <draw:frame presentation:style-name="pr5" draw:text-style-name="P13"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そのモデルにランダムに</text:span><text:span text:style-name="T12">1</text:span><text:span text:style-name="T12">本枝を張る</text:span></text:p>
                <text:p><text:span text:style-name="T12">このとき自己ループ、多重辺にならないようにする</text:span></text:p>
              </text:list-item>
            </text:list>
          </draw:text-box>
        </draw:frame>
        <draw:custom-shape draw:style-name="gr3" draw:text-style-name="P2" xml:id="id54" draw:id="id54"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9" draw:id="id59"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6" draw:id="id56"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0" draw:id="id50"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5" draw:id="id55"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57" draw:id="id57"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1" draw:id="id51"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9" draw:id="id49"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2" draw:id="id52"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8" draw:id="id58"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7" draw:id="id47"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53" draw:id="id53"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8" draw:id="id48"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47" draw:start-glue-point="9" draw:end-shape="id48" draw:end-glue-point="6" svg:d="M12036 16789l2014 1279" svg:viewBox="0 0 2015 1280">
          <text:p/>
        </draw:connector>
        <draw:connector draw:style-name="gr4" draw:text-style-name="P2" draw:layer="layout" draw:type="line" svg:x1="11.537cm" svg:y1="16.789cm" svg:x2="10.838cm" svg:y2="17.696cm" draw:start-shape="id47" draw:start-glue-point="7" draw:end-shape="id49" draw:end-glue-point="11" svg:d="M11537 16789l-699 907" svg:viewBox="0 0 700 908">
          <text:p/>
        </draw:connector>
        <draw:connector draw:style-name="gr4" draw:text-style-name="P2" draw:layer="layout" draw:type="line" svg:x1="11.434cm" svg:y1="16.531cm" svg:x2="7.719cm" svg:y2="16.944cm" draw:start-shape="id47" draw:start-glue-point="6" draw:end-shape="id50" draw:end-glue-point="10" svg:d="M11434 16531l-3715 413" svg:viewBox="0 0 3716 414">
          <text:p/>
        </draw:connector>
        <draw:connector draw:style-name="gr4" draw:text-style-name="P2" draw:layer="layout" draw:type="line" svg:x1="12.139cm" svg:y1="16.531cm" svg:x2="16.492cm" svg:y2="16.27cm" draw:start-shape="id47" draw:start-glue-point="10" draw:end-shape="id51" draw:end-glue-point="6" svg:d="M12139 16531l4353-261" svg:viewBox="0 0 4354 262">
          <text:p/>
        </draw:connector>
        <draw:connector draw:style-name="gr4" draw:text-style-name="P2" draw:layer="layout" draw:type="line" svg:x1="7.054cm" svg:y1="14.205cm" svg:x2="8.203cm" svg:y2="15.149cm" draw:start-shape="id52" draw:start-glue-point="9" draw:end-shape="id53" draw:end-glue-point="5" svg:d="M7054 14205l1149 944" svg:viewBox="0 0 1150 945">
          <text:p/>
        </draw:connector>
        <draw:connector draw:style-name="gr4" draw:text-style-name="P2" draw:layer="layout" draw:type="line" svg:x1="8.805cm" svg:y1="15.408cm" svg:x2="11.537cm" svg:y2="16.272cm" draw:start-shape="id53" draw:start-glue-point="10" draw:end-shape="id47" draw:end-glue-point="5" svg:d="M8805 15408l2732 864" svg:viewBox="0 0 2733 865">
          <text:p/>
        </draw:connector>
        <draw:connector draw:style-name="gr4" draw:text-style-name="P2" draw:layer="layout" draw:type="line" svg:x1="10.188cm" svg:y1="14.129cm" svg:x2="8.453cm" svg:y2="15.042cm" draw:start-shape="id54" draw:start-glue-point="7" draw:end-shape="id53" draw:end-glue-point="4" svg:d="M10188 14129l-1735 913" svg:viewBox="0 0 1736 914">
          <text:p/>
        </draw:connector>
        <draw:connector draw:style-name="gr4" draw:text-style-name="P2" draw:layer="layout" draw:type="line" svg:x1="8.74cm" svg:y1="13.119cm" svg:x2="10.085cm" svg:y2="13.871cm" draw:start-shape="id55" draw:start-glue-point="9" draw:end-shape="id54" draw:end-glue-point="6" svg:d="M8740 13119l1345 752" svg:viewBox="0 0 1346 753">
          <text:p/>
        </draw:connector>
        <draw:connector draw:style-name="gr4" draw:text-style-name="P2" draw:layer="layout" draw:type="line" svg:x1="11.787cm" svg:y1="16.165cm" svg:x2="12.812cm" svg:y2="15.067cm" draw:start-shape="id47" draw:start-glue-point="4" draw:end-shape="id56" draw:end-glue-point="7" svg:d="M11787 16165l1025-1098" svg:viewBox="0 0 1026 1099">
          <text:p/>
        </draw:connector>
        <draw:connector draw:style-name="gr4" draw:text-style-name="P2" draw:layer="layout" draw:type="line" svg:x1="12.823cm" svg:y1="12.932cm" svg:x2="13.062cm" svg:y2="14.443cm" draw:start-shape="id57" draw:start-glue-point="9" draw:end-shape="id56" draw:end-glue-point="4" svg:d="M12823 12932l239 1511" svg:viewBox="0 0 240 1512">
          <text:p/>
        </draw:connector>
        <draw:connector draw:style-name="gr4" draw:text-style-name="P2" draw:layer="layout" draw:type="line" svg:x1="13.311cm" svg:y1="14.55cm" svg:x2="14.206cm" svg:y2="13.609cm" draw:start-shape="id56" draw:start-glue-point="11" draw:end-shape="id58" draw:end-glue-point="6" svg:d="M13311 14550l895-941" svg:viewBox="0 0 896 942">
          <text:p/>
        </draw:connector>
        <draw:connector draw:style-name="gr4" draw:text-style-name="P2" draw:layer="layout" draw:type="line" svg:x1="14.911cm" svg:y1="13.609cm" svg:x2="17.532cm" svg:y2="12.856cm" draw:start-shape="id58" draw:start-glue-point="10" draw:end-shape="id59" draw:end-glue-point="7" svg:d="M14911 13609l2621-753" svg:viewBox="0 0 2622 754">
          <text:p/>
        </draw:connector>
        <draw:connector draw:style-name="gr74" draw:text-style-name="P2" draw:layer="layout" draw:type="line" svg:x1="14.559cm" svg:y1="13.974cm" svg:x2="14.403cm" svg:y2="17.702cm" draw:start-shape="id58" draw:start-glue-point="8" draw:end-shape="id48" draw:end-glue-point="4" svg:d="M14559 13974l-156 3728" svg:viewBox="0 0 157 3729">
          <text:p/>
        </draw:connector>
        <presentation:notes draw:style-name="dp2">
          <draw:page-thumbnail draw:style-name="gr1" draw:layer="layout" svg:width="19.747cm" svg:height="11.136cm" svg:x="0.626cm" svg:y="2.257cm" draw:page-number="60" presentation:class="page"/>
          <draw:frame presentation:style-name="pr5" draw:text-style-name="P13"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layer="layout" svg:width="24.639cm" svg:height="12.18cm" svg:x="1.4cm" svg:y="5.013cm" presentation:class="outline" presentation:user-transformed="true">
          <draw:text-box>
            <text:list text:style-name="L2">
              <text:list-header>
                <text:p>実験手順</text:p>
              </text:list-header>
              <text:list-item>
                <text:p>伝播実験を複数回行い、全体に情報が伝播される時間の平均を調べる</text:p>
              </text:list-item>
            </text:list>
          </draw:text-box>
        </draw:frame>
        <draw:custom-shape draw:style-name="gr3" draw:text-style-name="P2" xml:id="id67" draw:id="id6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2" draw:id="id7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9" draw:id="id6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3" draw:id="id6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8" draw:id="id68"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70" draw:id="id7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4" draw:id="id6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2" draw:id="id6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5" draw:id="id6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1" draw:id="id7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0" draw:id="id60"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66" draw:id="id6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1" draw:id="id6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60" draw:start-glue-point="9" draw:end-shape="id61" draw:end-glue-point="6" svg:d="M12036 16789l2014 1279" svg:viewBox="0 0 2015 1280">
          <text:p/>
        </draw:connector>
        <draw:connector draw:style-name="gr4" draw:text-style-name="P2" draw:layer="layout" draw:type="line" svg:x1="11.537cm" svg:y1="16.789cm" svg:x2="10.838cm" svg:y2="17.696cm" draw:start-shape="id60" draw:start-glue-point="7" draw:end-shape="id62" draw:end-glue-point="11" svg:d="M11537 16789l-699 907" svg:viewBox="0 0 700 908">
          <text:p/>
        </draw:connector>
        <draw:connector draw:style-name="gr4" draw:text-style-name="P2" draw:layer="layout" draw:type="line" svg:x1="11.434cm" svg:y1="16.531cm" svg:x2="7.719cm" svg:y2="16.944cm" draw:start-shape="id60" draw:start-glue-point="6" draw:end-shape="id63" draw:end-glue-point="10" svg:d="M11434 16531l-3715 413" svg:viewBox="0 0 3716 414">
          <text:p/>
        </draw:connector>
        <draw:connector draw:style-name="gr4" draw:text-style-name="P2" draw:layer="layout" draw:type="line" svg:x1="12.139cm" svg:y1="16.531cm" svg:x2="16.492cm" svg:y2="16.27cm" draw:start-shape="id60" draw:start-glue-point="10" draw:end-shape="id64" draw:end-glue-point="6" svg:d="M12139 16531l4353-261" svg:viewBox="0 0 4354 262">
          <text:p/>
        </draw:connector>
        <draw:connector draw:style-name="gr4" draw:text-style-name="P2" draw:layer="layout" draw:type="line" svg:x1="7.054cm" svg:y1="14.205cm" svg:x2="8.203cm" svg:y2="15.149cm" draw:start-shape="id65" draw:start-glue-point="9" draw:end-shape="id66" draw:end-glue-point="5" svg:d="M7054 14205l1149 944" svg:viewBox="0 0 1150 945">
          <text:p/>
        </draw:connector>
        <draw:connector draw:style-name="gr4" draw:text-style-name="P2" draw:layer="layout" draw:type="line" svg:x1="8.805cm" svg:y1="15.408cm" svg:x2="11.537cm" svg:y2="16.272cm" draw:start-shape="id66" draw:start-glue-point="10" draw:end-shape="id60" draw:end-glue-point="5" svg:d="M8805 15408l2732 864" svg:viewBox="0 0 2733 865">
          <text:p/>
        </draw:connector>
        <draw:connector draw:style-name="gr4" draw:text-style-name="P2" draw:layer="layout" draw:type="line" svg:x1="10.188cm" svg:y1="14.129cm" svg:x2="8.453cm" svg:y2="15.042cm" draw:start-shape="id67" draw:start-glue-point="7" draw:end-shape="id66" draw:end-glue-point="4" svg:d="M10188 14129l-1735 913" svg:viewBox="0 0 1736 914">
          <text:p/>
        </draw:connector>
        <draw:connector draw:style-name="gr4" draw:text-style-name="P2" draw:layer="layout" draw:type="line" svg:x1="8.74cm" svg:y1="13.119cm" svg:x2="10.085cm" svg:y2="13.871cm" draw:start-shape="id68" draw:start-glue-point="9" draw:end-shape="id67" draw:end-glue-point="6" svg:d="M8740 13119l1345 752" svg:viewBox="0 0 1346 753">
          <text:p/>
        </draw:connector>
        <draw:connector draw:style-name="gr4" draw:text-style-name="P2" draw:layer="layout" draw:type="line" svg:x1="11.787cm" svg:y1="16.165cm" svg:x2="12.812cm" svg:y2="15.067cm" draw:start-shape="id60" draw:start-glue-point="4" draw:end-shape="id69" draw:end-glue-point="7" svg:d="M11787 16165l1025-1098" svg:viewBox="0 0 1026 1099">
          <text:p/>
        </draw:connector>
        <draw:connector draw:style-name="gr4" draw:text-style-name="P2" draw:layer="layout" draw:type="line" svg:x1="12.823cm" svg:y1="12.932cm" svg:x2="13.062cm" svg:y2="14.443cm" draw:start-shape="id70" draw:start-glue-point="9" draw:end-shape="id69" draw:end-glue-point="4" svg:d="M12823 12932l239 1511" svg:viewBox="0 0 240 1512">
          <text:p/>
        </draw:connector>
        <draw:connector draw:style-name="gr4" draw:text-style-name="P2" draw:layer="layout" draw:type="line" svg:x1="13.311cm" svg:y1="14.55cm" svg:x2="14.206cm" svg:y2="13.609cm" draw:start-shape="id69" draw:start-glue-point="11" draw:end-shape="id71" draw:end-glue-point="6" svg:d="M13311 14550l895-941" svg:viewBox="0 0 896 942">
          <text:p/>
        </draw:connector>
        <draw:connector draw:style-name="gr4" draw:text-style-name="P2" draw:layer="layout" draw:type="line" svg:x1="14.911cm" svg:y1="13.609cm" svg:x2="17.532cm" svg:y2="12.856cm" draw:start-shape="id71" draw:start-glue-point="10" draw:end-shape="id72" draw:end-glue-point="7" svg:d="M14911 13609l2621-753" svg:viewBox="0 0 2622 754">
          <text:p/>
        </draw:connector>
        <draw:connector draw:style-name="gr75" draw:text-style-name="P2" draw:layer="layout" draw:type="line" svg:x1="14.559cm" svg:y1="13.974cm" svg:x2="14.403cm" svg:y2="17.702cm" draw:start-shape="id71" draw:start-glue-point="8" draw:end-shape="id61" draw:end-glue-point="4" svg:d="M14559 13974l-156 3728" svg:viewBox="0 0 157 3729">
          <text:p/>
        </draw:connector>
        <presentation:notes draw:style-name="dp2">
          <draw:page-thumbnail draw:style-name="gr1" draw:layer="layout" svg:width="19.747cm" svg:height="11.136cm" svg:x="0.626cm" svg:y="2.257cm" draw:page-number="61" presentation:class="page"/>
          <draw:frame presentation:style-name="pr5" draw:text-style-name="P13"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list-item>
            </text:list>
          </draw:text-box>
        </draw:frame>
        <draw:custom-shape draw:style-name="gr3" draw:text-style-name="P2" xml:id="id80" draw:id="id80"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5" draw:id="id85"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2" draw:id="id82"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6" draw:id="id76"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1" draw:id="id81"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83" draw:id="id83"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7" draw:id="id77"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5" draw:id="id75"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8" draw:id="id78"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4" draw:id="id84"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3" draw:id="id73"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79" draw:id="id79"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4" draw:id="id74"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73" draw:start-glue-point="9" draw:end-shape="id74" draw:end-glue-point="6" svg:d="M12036 16789l2014 1279" svg:viewBox="0 0 2015 1280">
          <text:p/>
        </draw:connector>
        <draw:connector draw:style-name="gr4" draw:text-style-name="P2" draw:layer="layout" draw:type="line" svg:x1="11.537cm" svg:y1="16.789cm" svg:x2="10.838cm" svg:y2="17.696cm" draw:start-shape="id73" draw:start-glue-point="7" draw:end-shape="id75" draw:end-glue-point="11" svg:d="M11537 16789l-699 907" svg:viewBox="0 0 700 908">
          <text:p/>
        </draw:connector>
        <draw:connector draw:style-name="gr4" draw:text-style-name="P2" draw:layer="layout" draw:type="line" svg:x1="11.434cm" svg:y1="16.531cm" svg:x2="7.719cm" svg:y2="16.944cm" draw:start-shape="id73" draw:start-glue-point="6" draw:end-shape="id76" draw:end-glue-point="10" svg:d="M11434 16531l-3715 413" svg:viewBox="0 0 3716 414">
          <text:p/>
        </draw:connector>
        <draw:connector draw:style-name="gr4" draw:text-style-name="P2" draw:layer="layout" draw:type="line" svg:x1="12.139cm" svg:y1="16.531cm" svg:x2="16.492cm" svg:y2="16.27cm" draw:start-shape="id73" draw:start-glue-point="10" draw:end-shape="id77" draw:end-glue-point="6" svg:d="M12139 16531l4353-261" svg:viewBox="0 0 4354 262">
          <text:p/>
        </draw:connector>
        <draw:connector draw:style-name="gr4" draw:text-style-name="P2" draw:layer="layout" draw:type="line" svg:x1="7.054cm" svg:y1="14.205cm" svg:x2="8.203cm" svg:y2="15.149cm" draw:start-shape="id78" draw:start-glue-point="9" draw:end-shape="id79" draw:end-glue-point="5" svg:d="M7054 14205l1149 944" svg:viewBox="0 0 1150 945">
          <text:p/>
        </draw:connector>
        <draw:connector draw:style-name="gr4" draw:text-style-name="P2" draw:layer="layout" draw:type="line" svg:x1="8.805cm" svg:y1="15.408cm" svg:x2="11.537cm" svg:y2="16.272cm" draw:start-shape="id79" draw:start-glue-point="10" draw:end-shape="id73" draw:end-glue-point="5" svg:d="M8805 15408l2732 864" svg:viewBox="0 0 2733 865">
          <text:p/>
        </draw:connector>
        <draw:connector draw:style-name="gr4" draw:text-style-name="P2" draw:layer="layout" draw:type="line" svg:x1="10.188cm" svg:y1="14.129cm" svg:x2="8.453cm" svg:y2="15.042cm" draw:start-shape="id80" draw:start-glue-point="7" draw:end-shape="id79" draw:end-glue-point="4" svg:d="M10188 14129l-1735 913" svg:viewBox="0 0 1736 914">
          <text:p/>
        </draw:connector>
        <draw:connector draw:style-name="gr4" draw:text-style-name="P2" draw:layer="layout" draw:type="line" svg:x1="8.74cm" svg:y1="13.119cm" svg:x2="10.085cm" svg:y2="13.871cm" draw:start-shape="id81" draw:start-glue-point="9" draw:end-shape="id80" draw:end-glue-point="6" svg:d="M8740 13119l1345 752" svg:viewBox="0 0 1346 753">
          <text:p/>
        </draw:connector>
        <draw:connector draw:style-name="gr4" draw:text-style-name="P2" draw:layer="layout" draw:type="line" svg:x1="11.787cm" svg:y1="16.165cm" svg:x2="12.812cm" svg:y2="15.067cm" draw:start-shape="id73" draw:start-glue-point="4" draw:end-shape="id82" draw:end-glue-point="7" svg:d="M11787 16165l1025-1098" svg:viewBox="0 0 1026 1099">
          <text:p/>
        </draw:connector>
        <draw:connector draw:style-name="gr4" draw:text-style-name="P2" draw:layer="layout" draw:type="line" svg:x1="12.823cm" svg:y1="12.932cm" svg:x2="13.062cm" svg:y2="14.443cm" draw:start-shape="id83" draw:start-glue-point="9" draw:end-shape="id82" draw:end-glue-point="4" svg:d="M12823 12932l239 1511" svg:viewBox="0 0 240 1512">
          <text:p/>
        </draw:connector>
        <draw:connector draw:style-name="gr4" draw:text-style-name="P2" draw:layer="layout" draw:type="line" svg:x1="13.311cm" svg:y1="14.55cm" svg:x2="14.206cm" svg:y2="13.609cm" draw:start-shape="id82" draw:start-glue-point="11" draw:end-shape="id84" draw:end-glue-point="6" svg:d="M13311 14550l895-941" svg:viewBox="0 0 896 942">
          <text:p/>
        </draw:connector>
        <draw:connector draw:style-name="gr4" draw:text-style-name="P2" draw:layer="layout" draw:type="line" svg:x1="14.911cm" svg:y1="13.609cm" svg:x2="17.532cm" svg:y2="12.856cm" draw:start-shape="id84" draw:start-glue-point="10" draw:end-shape="id85" draw:end-glue-point="7" svg:d="M14911 13609l2621-753" svg:viewBox="0 0 2622 754">
          <text:p/>
        </draw:connector>
        <draw:connector draw:style-name="gr75" draw:text-style-name="P2" draw:layer="layout" draw:type="line" svg:x1="14.559cm" svg:y1="13.974cm" svg:x2="14.403cm" svg:y2="17.702cm" draw:start-shape="id84" draw:start-glue-point="8" draw:end-shape="id74" draw:end-glue-point="4" svg:d="M14559 13974l-156 3728" svg:viewBox="0 0 157 3729">
          <text:p/>
        </draw:connector>
        <draw:connector draw:style-name="gr74" draw:text-style-name="P2" draw:layer="layout" draw:type="line" svg:x1="6.805cm" svg:y1="14.312cm" svg:x2="10.236cm" svg:y2="17.955cm" draw:start-shape="id78" draw:start-glue-point="8" draw:end-shape="id75" draw:end-glue-point="6" svg:d="M6805 14312l3431 3643" svg:viewBox="0 0 3432 3644">
          <text:p/>
        </draw:connector>
        <presentation:notes draw:style-name="dp2">
          <draw:page-thumbnail draw:style-name="gr1" draw:layer="layout" svg:width="19.747cm" svg:height="11.136cm" svg:x="0.626cm" svg:y="2.257cm" draw:page-number="62" presentation:class="page"/>
          <draw:frame presentation:style-name="pr5" draw:text-style-name="P13"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93" draw:id="id93"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8" draw:id="id98"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5" draw:id="id95"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9" draw:id="id89"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4" draw:id="id94"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96" draw:id="id96"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0" draw:id="id90"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8" draw:id="id88"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1" draw:id="id91"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7" draw:id="id97"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6" draw:id="id86"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92" draw:id="id92"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7" draw:id="id87"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86" draw:start-glue-point="9" draw:end-shape="id87" draw:end-glue-point="6" svg:d="M12036 16789l2014 1279" svg:viewBox="0 0 2015 1280">
          <text:p/>
        </draw:connector>
        <draw:connector draw:style-name="gr4" draw:text-style-name="P2" draw:layer="layout" draw:type="line" svg:x1="11.537cm" svg:y1="16.789cm" svg:x2="10.838cm" svg:y2="17.696cm" draw:start-shape="id86" draw:start-glue-point="7" draw:end-shape="id88" draw:end-glue-point="11" svg:d="M11537 16789l-699 907" svg:viewBox="0 0 700 908">
          <text:p/>
        </draw:connector>
        <draw:connector draw:style-name="gr4" draw:text-style-name="P2" draw:layer="layout" draw:type="line" svg:x1="11.434cm" svg:y1="16.531cm" svg:x2="7.719cm" svg:y2="16.944cm" draw:start-shape="id86" draw:start-glue-point="6" draw:end-shape="id89" draw:end-glue-point="10" svg:d="M11434 16531l-3715 413" svg:viewBox="0 0 3716 414">
          <text:p/>
        </draw:connector>
        <draw:connector draw:style-name="gr4" draw:text-style-name="P2" draw:layer="layout" draw:type="line" svg:x1="12.139cm" svg:y1="16.531cm" svg:x2="16.492cm" svg:y2="16.27cm" draw:start-shape="id86" draw:start-glue-point="10" draw:end-shape="id90" draw:end-glue-point="6" svg:d="M12139 16531l4353-261" svg:viewBox="0 0 4354 262">
          <text:p/>
        </draw:connector>
        <draw:connector draw:style-name="gr4" draw:text-style-name="P2" draw:layer="layout" draw:type="line" svg:x1="7.054cm" svg:y1="14.205cm" svg:x2="8.203cm" svg:y2="15.149cm" draw:start-shape="id91" draw:start-glue-point="9" draw:end-shape="id92" draw:end-glue-point="5" svg:d="M7054 14205l1149 944" svg:viewBox="0 0 1150 945">
          <text:p/>
        </draw:connector>
        <draw:connector draw:style-name="gr4" draw:text-style-name="P2" draw:layer="layout" draw:type="line" svg:x1="8.805cm" svg:y1="15.408cm" svg:x2="11.537cm" svg:y2="16.272cm" draw:start-shape="id92" draw:start-glue-point="10" draw:end-shape="id86" draw:end-glue-point="5" svg:d="M8805 15408l2732 864" svg:viewBox="0 0 2733 865">
          <text:p/>
        </draw:connector>
        <draw:connector draw:style-name="gr4" draw:text-style-name="P2" draw:layer="layout" draw:type="line" svg:x1="10.188cm" svg:y1="14.129cm" svg:x2="8.453cm" svg:y2="15.042cm" draw:start-shape="id93" draw:start-glue-point="7" draw:end-shape="id92" draw:end-glue-point="4" svg:d="M10188 14129l-1735 913" svg:viewBox="0 0 1736 914">
          <text:p/>
        </draw:connector>
        <draw:connector draw:style-name="gr4" draw:text-style-name="P2" draw:layer="layout" draw:type="line" svg:x1="8.74cm" svg:y1="13.119cm" svg:x2="10.085cm" svg:y2="13.871cm" draw:start-shape="id94" draw:start-glue-point="9" draw:end-shape="id93" draw:end-glue-point="6" svg:d="M8740 13119l1345 752" svg:viewBox="0 0 1346 753">
          <text:p/>
        </draw:connector>
        <draw:connector draw:style-name="gr4" draw:text-style-name="P2" draw:layer="layout" draw:type="line" svg:x1="11.787cm" svg:y1="16.165cm" svg:x2="12.812cm" svg:y2="15.067cm" draw:start-shape="id86" draw:start-glue-point="4" draw:end-shape="id95" draw:end-glue-point="7" svg:d="M11787 16165l1025-1098" svg:viewBox="0 0 1026 1099">
          <text:p/>
        </draw:connector>
        <draw:connector draw:style-name="gr4" draw:text-style-name="P2" draw:layer="layout" draw:type="line" svg:x1="12.823cm" svg:y1="12.932cm" svg:x2="13.062cm" svg:y2="14.443cm" draw:start-shape="id96" draw:start-glue-point="9" draw:end-shape="id95" draw:end-glue-point="4" svg:d="M12823 12932l239 1511" svg:viewBox="0 0 240 1512">
          <text:p/>
        </draw:connector>
        <draw:connector draw:style-name="gr4" draw:text-style-name="P2" draw:layer="layout" draw:type="line" svg:x1="13.311cm" svg:y1="14.55cm" svg:x2="14.206cm" svg:y2="13.609cm" draw:start-shape="id95" draw:start-glue-point="11" draw:end-shape="id97" draw:end-glue-point="6" svg:d="M13311 14550l895-941" svg:viewBox="0 0 896 942">
          <text:p/>
        </draw:connector>
        <draw:connector draw:style-name="gr4" draw:text-style-name="P2" draw:layer="layout" draw:type="line" svg:x1="14.911cm" svg:y1="13.609cm" svg:x2="17.532cm" svg:y2="12.856cm" draw:start-shape="id97" draw:start-glue-point="10" draw:end-shape="id98" draw:end-glue-point="7" svg:d="M14911 13609l2621-753" svg:viewBox="0 0 2622 754">
          <text:p/>
        </draw:connector>
        <draw:connector draw:style-name="gr75" draw:text-style-name="P2" draw:layer="layout" draw:type="line" svg:x1="14.559cm" svg:y1="13.974cm" svg:x2="14.403cm" svg:y2="17.702cm" draw:start-shape="id97" draw:start-glue-point="8" draw:end-shape="id87" draw:end-glue-point="4" svg:d="M14559 13974l-156 3728" svg:viewBox="0 0 157 3729">
          <text:p/>
        </draw:connector>
        <draw:connector draw:style-name="gr75" draw:text-style-name="P2" draw:layer="layout" draw:type="line" svg:x1="6.805cm" svg:y1="14.312cm" svg:x2="10.236cm" svg:y2="17.955cm" draw:start-shape="id91" draw:start-glue-point="8" draw:end-shape="id88" draw:end-glue-point="6" svg:d="M6805 14312l3431 3643" svg:viewBox="0 0 3432 3644">
          <text:p/>
        </draw:connector>
        <draw:connector draw:style-name="gr74" draw:text-style-name="P2" draw:layer="layout" draw:type="line" svg:x1="7.054cm" svg:y1="13.688cm" svg:x2="8.241cm" svg:y2="13.119cm" draw:start-shape="id91" draw:start-glue-point="11" draw:end-shape="id94" draw:end-glue-point="7" svg:d="M7054 13688l1187-569" svg:viewBox="0 0 1188 570">
          <text:p/>
        </draw:connector>
        <presentation:notes draw:style-name="dp2">
          <draw:page-thumbnail draw:style-name="gr1" draw:layer="layout" svg:width="19.747cm" svg:height="11.136cm" svg:x="0.626cm" svg:y="2.257cm" draw:page-number="63" presentation:class="page"/>
          <draw:frame presentation:style-name="pr5" draw:text-style-name="P13"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106" draw:id="id106"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1" draw:id="id111"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8" draw:id="id108"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2" draw:id="id102"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7" draw:id="id107"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9" draw:id="id109"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3" draw:id="id103"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1" draw:id="id101"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4" draw:id="id104"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0" draw:id="id110"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9" draw:id="id99"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5" draw:id="id105"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0" draw:id="id100"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99" draw:start-glue-point="9" draw:end-shape="id100" draw:end-glue-point="6" svg:d="M12036 16789l2014 1279" svg:viewBox="0 0 2015 1280">
          <text:p/>
        </draw:connector>
        <draw:connector draw:style-name="gr4" draw:text-style-name="P2" draw:layer="layout" draw:type="line" svg:x1="11.537cm" svg:y1="16.789cm" svg:x2="10.838cm" svg:y2="17.696cm" draw:start-shape="id99" draw:start-glue-point="7" draw:end-shape="id101" draw:end-glue-point="11" svg:d="M11537 16789l-699 907" svg:viewBox="0 0 700 908">
          <text:p/>
        </draw:connector>
        <draw:connector draw:style-name="gr4" draw:text-style-name="P2" draw:layer="layout" draw:type="line" svg:x1="11.434cm" svg:y1="16.531cm" svg:x2="7.719cm" svg:y2="16.944cm" draw:start-shape="id99" draw:start-glue-point="6" draw:end-shape="id102" draw:end-glue-point="10" svg:d="M11434 16531l-3715 413" svg:viewBox="0 0 3716 414">
          <text:p/>
        </draw:connector>
        <draw:connector draw:style-name="gr4" draw:text-style-name="P2" draw:layer="layout" draw:type="line" svg:x1="12.139cm" svg:y1="16.531cm" svg:x2="16.492cm" svg:y2="16.27cm" draw:start-shape="id99" draw:start-glue-point="10" draw:end-shape="id103" draw:end-glue-point="6" svg:d="M12139 16531l4353-261" svg:viewBox="0 0 4354 262">
          <text:p/>
        </draw:connector>
        <draw:connector draw:style-name="gr4" draw:text-style-name="P2" draw:layer="layout" draw:type="line" svg:x1="7.054cm" svg:y1="14.205cm" svg:x2="8.203cm" svg:y2="15.149cm" draw:start-shape="id104" draw:start-glue-point="9" draw:end-shape="id105" draw:end-glue-point="5" svg:d="M7054 14205l1149 944" svg:viewBox="0 0 1150 945">
          <text:p/>
        </draw:connector>
        <draw:connector draw:style-name="gr4" draw:text-style-name="P2" draw:layer="layout" draw:type="line" svg:x1="8.805cm" svg:y1="15.408cm" svg:x2="11.537cm" svg:y2="16.272cm" draw:start-shape="id105" draw:start-glue-point="10" draw:end-shape="id99" draw:end-glue-point="5" svg:d="M8805 15408l2732 864" svg:viewBox="0 0 2733 865">
          <text:p/>
        </draw:connector>
        <draw:connector draw:style-name="gr4" draw:text-style-name="P2" draw:layer="layout" draw:type="line" svg:x1="10.188cm" svg:y1="14.129cm" svg:x2="8.453cm" svg:y2="15.042cm" draw:start-shape="id106" draw:start-glue-point="7" draw:end-shape="id105" draw:end-glue-point="4" svg:d="M10188 14129l-1735 913" svg:viewBox="0 0 1736 914">
          <text:p/>
        </draw:connector>
        <draw:connector draw:style-name="gr4" draw:text-style-name="P2" draw:layer="layout" draw:type="line" svg:x1="8.74cm" svg:y1="13.119cm" svg:x2="10.085cm" svg:y2="13.871cm" draw:start-shape="id107" draw:start-glue-point="9" draw:end-shape="id106" draw:end-glue-point="6" svg:d="M8740 13119l1345 752" svg:viewBox="0 0 1346 753">
          <text:p/>
        </draw:connector>
        <draw:connector draw:style-name="gr4" draw:text-style-name="P2" draw:layer="layout" draw:type="line" svg:x1="11.787cm" svg:y1="16.165cm" svg:x2="12.812cm" svg:y2="15.067cm" draw:start-shape="id99" draw:start-glue-point="4" draw:end-shape="id108" draw:end-glue-point="7" svg:d="M11787 16165l1025-1098" svg:viewBox="0 0 1026 1099">
          <text:p/>
        </draw:connector>
        <draw:connector draw:style-name="gr4" draw:text-style-name="P2" draw:layer="layout" draw:type="line" svg:x1="12.823cm" svg:y1="12.932cm" svg:x2="13.062cm" svg:y2="14.443cm" draw:start-shape="id109" draw:start-glue-point="9" draw:end-shape="id108" draw:end-glue-point="4" svg:d="M12823 12932l239 1511" svg:viewBox="0 0 240 1512">
          <text:p/>
        </draw:connector>
        <draw:connector draw:style-name="gr4" draw:text-style-name="P2" draw:layer="layout" draw:type="line" svg:x1="13.311cm" svg:y1="14.55cm" svg:x2="14.206cm" svg:y2="13.609cm" draw:start-shape="id108" draw:start-glue-point="11" draw:end-shape="id110" draw:end-glue-point="6" svg:d="M13311 14550l895-941" svg:viewBox="0 0 896 942">
          <text:p/>
        </draw:connector>
        <draw:connector draw:style-name="gr4" draw:text-style-name="P2" draw:layer="layout" draw:type="line" svg:x1="14.911cm" svg:y1="13.609cm" svg:x2="17.532cm" svg:y2="12.856cm" draw:start-shape="id110" draw:start-glue-point="10" draw:end-shape="id111" draw:end-glue-point="7" svg:d="M14911 13609l2621-753" svg:viewBox="0 0 2622 754">
          <text:p/>
        </draw:connector>
        <draw:connector draw:style-name="gr75" draw:text-style-name="P2" draw:layer="layout" draw:type="line" svg:x1="14.559cm" svg:y1="13.974cm" svg:x2="14.403cm" svg:y2="17.702cm" draw:start-shape="id110" draw:start-glue-point="8" draw:end-shape="id100" draw:end-glue-point="4" svg:d="M14559 13974l-156 3728" svg:viewBox="0 0 157 3729">
          <text:p/>
        </draw:connector>
        <draw:connector draw:style-name="gr75" draw:text-style-name="P2" draw:layer="layout" draw:type="line" svg:x1="6.805cm" svg:y1="14.312cm" svg:x2="10.236cm" svg:y2="17.955cm" draw:start-shape="id104" draw:start-glue-point="8" draw:end-shape="id101" draw:end-glue-point="6" svg:d="M6805 14312l3431 3643" svg:viewBox="0 0 3432 3644">
          <text:p/>
        </draw:connector>
        <draw:connector draw:style-name="gr75" draw:text-style-name="P2" draw:layer="layout" draw:type="line" svg:x1="7.054cm" svg:y1="13.688cm" svg:x2="8.241cm" svg:y2="13.119cm" draw:start-shape="id104" draw:start-glue-point="11" draw:end-shape="id107" draw:end-glue-point="7" svg:d="M7054 13688l1187-569" svg:viewBox="0 0 1188 570">
          <text:p/>
        </draw:connector>
        <draw:connector draw:style-name="gr74" draw:text-style-name="P2" draw:layer="layout" draw:type="line" svg:x1="17.782cm" svg:y1="12.963cm" svg:x2="14.652cm" svg:y2="17.809cm" draw:start-shape="id111" draw:start-glue-point="8" draw:end-shape="id100" draw:end-glue-point="11" svg:d="M17782 12963l-3130 4846" svg:viewBox="0 0 3131 4847">
          <text:p/>
        </draw:connector>
        <presentation:notes draw:style-name="dp2">
          <draw:page-thumbnail draw:style-name="gr1" draw:layer="layout" svg:width="19.747cm" svg:height="11.136cm" svg:x="0.626cm" svg:y="2.257cm" draw:page-number="64" presentation:class="page"/>
          <draw:frame presentation:style-name="pr5" draw:text-style-name="P13" draw:layer="layout" svg:width="16.799cm" svg:height="13.364cm" svg:x="2.1cm" svg:y="14.107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修正</text:span><text:span text:style-name="T12">BA</text:span><text:span text:style-name="T12">モデルからスタート</text:span></text:p>
              </text:list-item>
              <text:list-item>
                <text:p><text:span text:style-name="T12">枝を張る回数は </text:span><text:span text:style-name="T12">100 </text:span><text:span text:style-name="T12">回で一度に</text:span><text:span text:style-name="T12">100</text:span><text:span text:style-name="T12">本ずつ</text:span></text:p>
              </text:list-item>
            </text:list>
          </draw:text-box>
        </draw:frame>
        <draw:custom-shape draw:style-name="gr3" draw:text-style-name="P2" xml:id="id119" draw:id="id119"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4" draw:id="id124"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1" draw:id="id121"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5" draw:id="id115"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0" draw:id="id120"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2" draw:id="id122"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6" draw:id="id116"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4" draw:id="id114"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7" draw:id="id117"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3" draw:id="id123"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2" draw:id="id112"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8" draw:id="id118"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3" draw:id="id113"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12" draw:start-glue-point="9" draw:end-shape="id113" draw:end-glue-point="6" svg:d="M12036 16789l2014 1279" svg:viewBox="0 0 2015 1280">
          <text:p/>
        </draw:connector>
        <draw:connector draw:style-name="gr4" draw:text-style-name="P2" draw:layer="layout" draw:type="line" svg:x1="11.537cm" svg:y1="16.789cm" svg:x2="10.838cm" svg:y2="17.696cm" draw:start-shape="id112" draw:start-glue-point="7" draw:end-shape="id114" draw:end-glue-point="11" svg:d="M11537 16789l-699 907" svg:viewBox="0 0 700 908">
          <text:p/>
        </draw:connector>
        <draw:connector draw:style-name="gr4" draw:text-style-name="P2" draw:layer="layout" draw:type="line" svg:x1="11.434cm" svg:y1="16.531cm" svg:x2="7.719cm" svg:y2="16.944cm" draw:start-shape="id112" draw:start-glue-point="6" draw:end-shape="id115" draw:end-glue-point="10" svg:d="M11434 16531l-3715 413" svg:viewBox="0 0 3716 414">
          <text:p/>
        </draw:connector>
        <draw:connector draw:style-name="gr4" draw:text-style-name="P2" draw:layer="layout" draw:type="line" svg:x1="12.139cm" svg:y1="16.531cm" svg:x2="16.492cm" svg:y2="16.27cm" draw:start-shape="id112" draw:start-glue-point="10" draw:end-shape="id116" draw:end-glue-point="6" svg:d="M12139 16531l4353-261" svg:viewBox="0 0 4354 262">
          <text:p/>
        </draw:connector>
        <draw:connector draw:style-name="gr4" draw:text-style-name="P2" draw:layer="layout" draw:type="line" svg:x1="7.054cm" svg:y1="14.205cm" svg:x2="8.203cm" svg:y2="15.149cm" draw:start-shape="id117" draw:start-glue-point="9" draw:end-shape="id118" draw:end-glue-point="5" svg:d="M7054 14205l1149 944" svg:viewBox="0 0 1150 945">
          <text:p/>
        </draw:connector>
        <draw:connector draw:style-name="gr4" draw:text-style-name="P2" draw:layer="layout" draw:type="line" svg:x1="8.805cm" svg:y1="15.408cm" svg:x2="11.537cm" svg:y2="16.272cm" draw:start-shape="id118" draw:start-glue-point="10" draw:end-shape="id112" draw:end-glue-point="5" svg:d="M8805 15408l2732 864" svg:viewBox="0 0 2733 865">
          <text:p/>
        </draw:connector>
        <draw:connector draw:style-name="gr4" draw:text-style-name="P2" draw:layer="layout" draw:type="line" svg:x1="10.188cm" svg:y1="14.129cm" svg:x2="8.453cm" svg:y2="15.042cm" draw:start-shape="id119" draw:start-glue-point="7" draw:end-shape="id118" draw:end-glue-point="4" svg:d="M10188 14129l-1735 913" svg:viewBox="0 0 1736 914">
          <text:p/>
        </draw:connector>
        <draw:connector draw:style-name="gr4" draw:text-style-name="P2" draw:layer="layout" draw:type="line" svg:x1="8.74cm" svg:y1="13.119cm" svg:x2="10.085cm" svg:y2="13.871cm" draw:start-shape="id120" draw:start-glue-point="9" draw:end-shape="id119" draw:end-glue-point="6" svg:d="M8740 13119l1345 752" svg:viewBox="0 0 1346 753">
          <text:p/>
        </draw:connector>
        <draw:connector draw:style-name="gr4" draw:text-style-name="P2" draw:layer="layout" draw:type="line" svg:x1="11.787cm" svg:y1="16.165cm" svg:x2="12.812cm" svg:y2="15.067cm" draw:start-shape="id112" draw:start-glue-point="4" draw:end-shape="id121" draw:end-glue-point="7" svg:d="M11787 16165l1025-1098" svg:viewBox="0 0 1026 1099">
          <text:p/>
        </draw:connector>
        <draw:connector draw:style-name="gr4" draw:text-style-name="P2" draw:layer="layout" draw:type="line" svg:x1="12.823cm" svg:y1="12.932cm" svg:x2="13.062cm" svg:y2="14.443cm" draw:start-shape="id122" draw:start-glue-point="9" draw:end-shape="id121" draw:end-glue-point="4" svg:d="M12823 12932l239 1511" svg:viewBox="0 0 240 1512">
          <text:p/>
        </draw:connector>
        <draw:connector draw:style-name="gr4" draw:text-style-name="P2" draw:layer="layout" draw:type="line" svg:x1="13.311cm" svg:y1="14.55cm" svg:x2="14.206cm" svg:y2="13.609cm" draw:start-shape="id121" draw:start-glue-point="11" draw:end-shape="id123" draw:end-glue-point="6" svg:d="M13311 14550l895-941" svg:viewBox="0 0 896 942">
          <text:p/>
        </draw:connector>
        <draw:connector draw:style-name="gr4" draw:text-style-name="P2" draw:layer="layout" draw:type="line" svg:x1="14.911cm" svg:y1="13.609cm" svg:x2="17.532cm" svg:y2="12.856cm" draw:start-shape="id123" draw:start-glue-point="10" draw:end-shape="id124" draw:end-glue-point="7" svg:d="M14911 13609l2621-753" svg:viewBox="0 0 2622 754">
          <text:p/>
        </draw:connector>
        <draw:connector draw:style-name="gr75" draw:text-style-name="P2" draw:layer="layout" draw:type="line" svg:x1="14.559cm" svg:y1="13.974cm" svg:x2="14.403cm" svg:y2="17.702cm" draw:start-shape="id123" draw:start-glue-point="8" draw:end-shape="id113" draw:end-glue-point="4" svg:d="M14559 13974l-156 3728" svg:viewBox="0 0 157 3729">
          <text:p/>
        </draw:connector>
        <draw:connector draw:style-name="gr75" draw:text-style-name="P2" draw:layer="layout" draw:type="line" svg:x1="6.805cm" svg:y1="14.312cm" svg:x2="10.236cm" svg:y2="17.955cm" draw:start-shape="id117" draw:start-glue-point="8" draw:end-shape="id114" draw:end-glue-point="6" svg:d="M6805 14312l3431 3643" svg:viewBox="0 0 3432 3644">
          <text:p/>
        </draw:connector>
        <draw:connector draw:style-name="gr75" draw:text-style-name="P2" draw:layer="layout" draw:type="line" svg:x1="7.054cm" svg:y1="13.688cm" svg:x2="8.241cm" svg:y2="13.119cm" draw:start-shape="id117" draw:start-glue-point="11" draw:end-shape="id120" draw:end-glue-point="7" svg:d="M7054 13688l1187-569" svg:viewBox="0 0 1188 570">
          <text:p/>
        </draw:connector>
        <draw:connector draw:style-name="gr75" draw:text-style-name="P2" draw:layer="layout" draw:type="line" svg:x1="17.782cm" svg:y1="12.963cm" svg:x2="14.652cm" svg:y2="17.809cm" draw:start-shape="id124" draw:start-glue-point="8" draw:end-shape="id113" draw:end-glue-point="11" svg:d="M17782 12963l-3130 4846" svg:viewBox="0 0 3131 4847">
          <text:p/>
        </draw:connector>
        <presentation:notes draw:style-name="dp2">
          <draw:page-thumbnail draw:style-name="gr1" draw:layer="layout" svg:width="19.747cm" svg:height="11.136cm" svg:x="0.626cm" svg:y="2.257cm" draw:page-number="65" presentation:class="page"/>
          <draw:frame presentation:style-name="pr5" draw:text-style-name="P13" draw:layer="layout" svg:width="16.799cm" svg:height="13.364cm" svg:x="2.1cm" svg:y="14.107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draw:frame draw:style-name="gr59" draw:text-style-name="P2" draw:layer="layout" svg:width="18.718cm" svg:height="10.495cm" svg:x="5.094cm" svg:y="7.381cm">
          <draw:image xlink:href="Pictures/10000201000002EE0000020D4BED947F.png" xlink:type="simple" xlink:show="embed" xlink:actuate="onLoad">
            <text:p/>
          </draw:image>
        </draw:frame>
        <presentation:notes draw:style-name="dp2">
          <draw:page-thumbnail draw:style-name="gr1" draw:layer="layout" svg:width="19.747cm" svg:height="11.136cm" svg:x="0.626cm" svg:y="2.257cm" draw:page-number="66" presentation:class="page"/>
          <draw:frame presentation:style-name="pr5" draw:text-style-name="P13" draw:layer="layout" svg:width="16.799cm" svg:height="13.364cm" svg:x="2.1cm" svg:y="14.107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0">木構造</text:span></text:p>
          </draw:text-box>
        </draw:frame>
        <draw:frame presentation:style-name="pr4" draw:layer="layout" svg:width="24.639cm" svg:height="12.18cm" svg:x="5.6cm" svg:y="9.413cm" presentation:class="outline" presentation:user-transformed="true">
          <draw:text-box>
            <text:list text:style-name="L2">
              <text:list-header>
                <text:p>木構造では成り立たない原因</text:p>
                <text:list>
                  <text:list-item>
                    <text:p>Uncorrelatedでないから？</text:p>
                    <text:p>＝＞検証中</text:p>
                  </text:list-item>
                </text:list>
              </text:list-header>
            </text:list>
          </draw:text-box>
        </draw:frame>
        <presentation:notes draw:style-name="dp2">
          <draw:page-thumbnail draw:style-name="gr1" draw:layer="layout" svg:width="19.747cm" svg:height="11.136cm" svg:x="0.626cm" svg:y="2.257cm" draw:page-number="67" presentation:class="page"/>
          <draw:frame presentation:style-name="pr5" draw:text-style-name="P16" draw:layer="layout" svg:width="16.799cm" svg:height="13.364cm" svg:x="2.1cm" svg:y="14.107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2.1cm" svg:y="8.613cm" presentation:class="outline" presentation:user-transformed="true">
          <draw:text-box>
            <text:list text:style-name="L2">
              <text:list-item>
                <text:p>記憶の有無での伝播の違いがなぜ起こるかの検証</text:p>
                <text:p/>
              </text:list-item>
              <text:list-item>
                <text:p>木構造ではなぜ相反する結果にな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6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ヒラギノ明朝 ProN W3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style:text-line-through-type="none" style:font-name="Arial Unicode MS1" fo:font-family="'Arial Unicode MS'" style:font-family-generic="swiss" style:font-pitch="variable" fo:font-size="31.5pt" fo:font-style="normal" fo:text-shadow="none" style:text-underline-style="none" fo:font-weight="normal" style:letter-kerning="true" style:font-name-asian="Arial Unicode MS1" style:font-family-asian="'Arial Unicode MS'" style:font-family-generic-asian="swiss" style:font-pitch-asian="variable" style:font-size-asian="31.5pt" style:font-style-asian="normal" style:font-weight-asian="normal" style:font-name-complex="Arial Unicode MS1"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style:text-line-through-type="none" style:font-name="Arial Unicode MS1" fo:font-family="'Arial Unicode MS'" style:font-family-generic="swiss" style:font-pitch="variable" fo:font-size="44pt" fo:font-style="normal" fo:text-shadow="none" style:text-underline-style="none" fo:font-weight="normal" style:letter-kerning="true" style:font-name-asian="Arial Unicode MS1" style:font-family-asian="'Arial Unicode MS'" style:font-family-generic-asian="swiss" style:font-pitch-asian="variable" style:font-size-asian="44pt" style:font-style-asian="normal" style:font-weight-asian="normal" style:font-name-complex="Arial Unicode MS1"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702000001171CEE75A5.png" xlink:type="simple" xlink:show="embed" xlink:actuate="onLoad"/>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2T09:24:44.315144000</dc:date>
    <meta:editing-duration>PT9H9M7S</meta:editing-duration>
    <meta:editing-cycles>32</meta:editing-cycles>
    <meta:generator>LibreOffice/4.3.4.1$MacOSX_X86_64 LibreOffice_project/bc356b2f991740509f321d70e4512a6a54c5f243</meta:generator>
    <meta:document-statistic meta:object-count="700"/>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